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5cm"/>
    </style:style>
    <style:style style:name="co2" style:family="table-column">
      <style:table-column-properties fo:break-before="auto" style:column-width="5.001cm"/>
    </style:style>
    <style:style style:name="co3" style:family="table-column">
      <style:table-column-properties fo:break-before="auto" style:column-width="2cm"/>
    </style:style>
    <style:style style:name="co4" style:family="table-column">
      <style:table-column-properties fo:break-before="auto" style:column-width="3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Portrait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BoldCenter">
      <style:table-cell-properties fo:background-color="#ffdca8"/>
    </style:style>
    <style:style style:name="ce2" style:family="table-cell" style:parent-style-name="Bold">
      <style:table-cell-properties fo:background-color="#111111"/>
    </style:style>
    <style:style style:name="ce3" style:family="table-cell" style:parent-style-name="Bold">
      <style:table-cell-properties fo:background-color="#9999ff"/>
    </style:style>
    <style:style style:name="ce4" style:family="table-cell" style:parent-style-name="Bold">
      <style:table-cell-properties fo:background-color="#a29ea4"/>
    </style:style>
    <style:style style:name="ce5" style:family="table-cell" style:parent-style-name="Bold">
      <style:table-cell-properties fo:background-color="#d2ced4"/>
    </style:style>
    <style:style style:name="ce6" style:family="table-cell" style:parent-style-name="Bold">
      <style:table-cell-properties fo:background-color="#726e74"/>
    </style:style>
    <style:style style:name="ce7" style:family="table-cell" style:parent-style-name="Bold">
      <style:table-cell-properties fo:background-color="#c0ffc0"/>
    </style:style>
    <style:style style:name="ce8" style:family="table-cell" style:parent-style-name="Bold">
      <style:table-cell-properties fo:background-color="#ffdca8"/>
    </style:style>
    <style:style style:name="ce9" style:family="table-cell" style:parent-style-name="Bold">
      <style:table-cell-properties fo:background-color="#ff9999"/>
    </style:style>
    <style:style style:name="ce10" style:family="table-cell" style:parent-style-name="Bold">
      <style:table-cell-properties fo:background-color="#ffffff"/>
    </style:style>
    <style:style style:name="ce11" style:family="table-cell" style:parent-style-name="Bold">
      <style:table-cell-properties fo:background-color="#ffffc0"/>
    </style:style>
    <style:style style:name="ce12" style:family="table-cell" style:parent-style-name="Datetime">
      <style:table-cell-properties fo:background-color="#111111"/>
    </style:style>
    <style:style style:name="ce13" style:family="table-cell" style:parent-style-name="Datetime">
      <style:table-cell-properties fo:background-color="#9999ff"/>
    </style:style>
    <style:style style:name="ce14" style:family="table-cell" style:parent-style-name="Datetime">
      <style:table-cell-properties fo:background-color="#a29ea4"/>
    </style:style>
    <style:style style:name="ce15" style:family="table-cell" style:parent-style-name="Datetime">
      <style:table-cell-properties fo:background-color="#d2ced4"/>
    </style:style>
    <style:style style:name="ce16" style:family="table-cell" style:parent-style-name="Datetime">
      <style:table-cell-properties fo:background-color="#726e74"/>
    </style:style>
    <style:style style:name="ce17" style:family="table-cell" style:parent-style-name="Datetime">
      <style:table-cell-properties fo:background-color="#c0ffc0"/>
    </style:style>
    <style:style style:name="ce18" style:family="table-cell" style:parent-style-name="Datetime">
      <style:table-cell-properties fo:background-color="#ffdca8"/>
    </style:style>
    <style:style style:name="ce19" style:family="table-cell" style:parent-style-name="Datetime">
      <style:table-cell-properties fo:background-color="#ff9999"/>
    </style:style>
    <style:style style:name="ce20" style:family="table-cell" style:parent-style-name="Datetime">
      <style:table-cell-properties fo:background-color="#ffffff"/>
    </style:style>
    <style:style style:name="ce21" style:family="table-cell" style:parent-style-name="Datetime">
      <style:table-cell-properties fo:background-color="#ffffc0"/>
    </style:style>
    <style:style style:name="ce22" style:family="table-cell" style:parent-style-name="Date">
      <style:table-cell-properties fo:background-color="#111111"/>
    </style:style>
    <style:style style:name="ce23" style:family="table-cell" style:parent-style-name="Date">
      <style:table-cell-properties fo:background-color="#9999ff"/>
    </style:style>
    <style:style style:name="ce24" style:family="table-cell" style:parent-style-name="Date">
      <style:table-cell-properties fo:background-color="#a29ea4"/>
    </style:style>
    <style:style style:name="ce25" style:family="table-cell" style:parent-style-name="Date">
      <style:table-cell-properties fo:background-color="#d2ced4"/>
    </style:style>
    <style:style style:name="ce26" style:family="table-cell" style:parent-style-name="Date">
      <style:table-cell-properties fo:background-color="#726e74"/>
    </style:style>
    <style:style style:name="ce27" style:family="table-cell" style:parent-style-name="Date">
      <style:table-cell-properties fo:background-color="#c0ffc0"/>
    </style:style>
    <style:style style:name="ce28" style:family="table-cell" style:parent-style-name="Date">
      <style:table-cell-properties fo:background-color="#ffdca8"/>
    </style:style>
    <style:style style:name="ce29" style:family="table-cell" style:parent-style-name="Date">
      <style:table-cell-properties fo:background-color="#ff9999"/>
    </style:style>
    <style:style style:name="ce30" style:family="table-cell" style:parent-style-name="Date">
      <style:table-cell-properties fo:background-color="#ffffff"/>
    </style:style>
    <style:style style:name="ce31" style:family="table-cell" style:parent-style-name="Date">
      <style:table-cell-properties fo:background-color="#ffffc0"/>
    </style:style>
    <style:style style:name="ce32" style:family="table-cell" style:parent-style-name="Integer">
      <style:table-cell-properties fo:background-color="#111111"/>
    </style:style>
    <style:style style:name="ce33" style:family="table-cell" style:parent-style-name="Integer">
      <style:table-cell-properties fo:background-color="#9999ff"/>
    </style:style>
    <style:style style:name="ce34" style:family="table-cell" style:parent-style-name="Integer">
      <style:table-cell-properties fo:background-color="#a29ea4"/>
    </style:style>
    <style:style style:name="ce35" style:family="table-cell" style:parent-style-name="Integer">
      <style:table-cell-properties fo:background-color="#d2ced4"/>
    </style:style>
    <style:style style:name="ce36" style:family="table-cell" style:parent-style-name="Integer">
      <style:table-cell-properties fo:background-color="#726e74"/>
    </style:style>
    <style:style style:name="ce37" style:family="table-cell" style:parent-style-name="Integer">
      <style:table-cell-properties fo:background-color="#c0ffc0"/>
    </style:style>
    <style:style style:name="ce38" style:family="table-cell" style:parent-style-name="Integer">
      <style:table-cell-properties fo:background-color="#ffdca8"/>
    </style:style>
    <style:style style:name="ce39" style:family="table-cell" style:parent-style-name="Integer">
      <style:table-cell-properties fo:background-color="#ff9999"/>
    </style:style>
    <style:style style:name="ce40" style:family="table-cell" style:parent-style-name="Integer">
      <style:table-cell-properties fo:background-color="#ffffff"/>
    </style:style>
    <style:style style:name="ce41" style:family="table-cell" style:parent-style-name="Integer">
      <style:table-cell-properties fo:background-color="#ffffc0"/>
    </style:style>
    <style:style style:name="ce42" style:family="table-cell" style:parent-style-name="EUR">
      <style:table-cell-properties fo:background-color="#111111"/>
    </style:style>
    <style:style style:name="ce43" style:family="table-cell" style:parent-style-name="EUR">
      <style:table-cell-properties fo:background-color="#9999ff"/>
    </style:style>
    <style:style style:name="ce44" style:family="table-cell" style:parent-style-name="EUR">
      <style:table-cell-properties fo:background-color="#a29ea4"/>
    </style:style>
    <style:style style:name="ce45" style:family="table-cell" style:parent-style-name="EUR">
      <style:table-cell-properties fo:background-color="#d2ced4"/>
    </style:style>
    <style:style style:name="ce46" style:family="table-cell" style:parent-style-name="EUR">
      <style:table-cell-properties fo:background-color="#726e74"/>
    </style:style>
    <style:style style:name="ce47" style:family="table-cell" style:parent-style-name="EUR">
      <style:table-cell-properties fo:background-color="#c0ffc0"/>
    </style:style>
    <style:style style:name="ce48" style:family="table-cell" style:parent-style-name="EUR">
      <style:table-cell-properties fo:background-color="#ffdca8"/>
    </style:style>
    <style:style style:name="ce49" style:family="table-cell" style:parent-style-name="EUR">
      <style:table-cell-properties fo:background-color="#ff9999"/>
    </style:style>
    <style:style style:name="ce50" style:family="table-cell" style:parent-style-name="EUR">
      <style:table-cell-properties fo:background-color="#ffffff"/>
    </style:style>
    <style:style style:name="ce51" style:family="table-cell" style:parent-style-name="EUR">
      <style:table-cell-properties fo:background-color="#ffffc0"/>
    </style:style>
    <style:style style:name="ce52" style:family="table-cell" style:parent-style-name="EUR" style:data-style-name="N113">
      <style:table-cell-properties fo:background-color="#d2ced4"/>
    </style:style>
    <style:style style:name="ce53" style:family="table-cell" style:parent-style-name="BoldCenter">
      <style:table-cell-properties fo:background-color="#ffffc0"/>
    </style:style>
    <style:style style:name="ce54" style:family="table-cell" style:parent-style-name="USD">
      <style:table-cell-properties fo:background-color="#111111"/>
    </style:style>
    <style:style style:name="ce55" style:family="table-cell" style:parent-style-name="USD">
      <style:table-cell-properties fo:background-color="#9999ff"/>
    </style:style>
    <style:style style:name="ce56" style:family="table-cell" style:parent-style-name="USD">
      <style:table-cell-properties fo:background-color="#a29ea4"/>
    </style:style>
    <style:style style:name="ce57" style:family="table-cell" style:parent-style-name="USD">
      <style:table-cell-properties fo:background-color="#d2ced4"/>
    </style:style>
    <style:style style:name="ce58" style:family="table-cell" style:parent-style-name="USD">
      <style:table-cell-properties fo:background-color="#726e74"/>
    </style:style>
    <style:style style:name="ce59" style:family="table-cell" style:parent-style-name="USD">
      <style:table-cell-properties fo:background-color="#c0ffc0"/>
    </style:style>
    <style:style style:name="ce60" style:family="table-cell" style:parent-style-name="USD">
      <style:table-cell-properties fo:background-color="#ffdca8"/>
    </style:style>
    <style:style style:name="ce61" style:family="table-cell" style:parent-style-name="USD">
      <style:table-cell-properties fo:background-color="#ff9999"/>
    </style:style>
    <style:style style:name="ce62" style:family="table-cell" style:parent-style-name="USD">
      <style:table-cell-properties fo:background-color="#ffffff"/>
    </style:style>
    <style:style style:name="ce63" style:family="table-cell" style:parent-style-name="USD">
      <style:table-cell-properties fo:background-color="#ffffc0"/>
    </style:style>
    <style:style style:name="ce64" style:family="table-cell" style:parent-style-name="Percentage">
      <style:table-cell-properties fo:background-color="#111111"/>
    </style:style>
    <style:style style:name="ce65" style:family="table-cell" style:parent-style-name="Percentage">
      <style:table-cell-properties fo:background-color="#9999ff"/>
    </style:style>
    <style:style style:name="ce66" style:family="table-cell" style:parent-style-name="Percentage">
      <style:table-cell-properties fo:background-color="#a29ea4"/>
    </style:style>
    <style:style style:name="ce67" style:family="table-cell" style:parent-style-name="Percentage">
      <style:table-cell-properties fo:background-color="#d2ced4"/>
    </style:style>
    <style:style style:name="ce68" style:family="table-cell" style:parent-style-name="Percentage">
      <style:table-cell-properties fo:background-color="#726e74"/>
    </style:style>
    <style:style style:name="ce69" style:family="table-cell" style:parent-style-name="Percentage">
      <style:table-cell-properties fo:background-color="#c0ffc0"/>
    </style:style>
    <style:style style:name="ce70" style:family="table-cell" style:parent-style-name="Percentage">
      <style:table-cell-properties fo:background-color="#ffdca8"/>
    </style:style>
    <style:style style:name="ce71" style:family="table-cell" style:parent-style-name="Percentage">
      <style:table-cell-properties fo:background-color="#ff9999"/>
    </style:style>
    <style:style style:name="ce72" style:family="table-cell" style:parent-style-name="Percentage">
      <style:table-cell-properties fo:background-color="#ffffff"/>
    </style:style>
    <style:style style:name="ce73" style:family="table-cell" style:parent-style-name="Percentage">
      <style:table-cell-properties fo:background-color="#ffffc0"/>
    </style:style>
    <style:style style:name="ce74" style:family="table-cell" style:parent-style-name="Float6">
      <style:table-cell-properties fo:background-color="#111111"/>
    </style:style>
    <style:style style:name="ce75" style:family="table-cell" style:parent-style-name="Float6">
      <style:table-cell-properties fo:background-color="#9999ff"/>
    </style:style>
    <style:style style:name="ce76" style:family="table-cell" style:parent-style-name="Float6">
      <style:table-cell-properties fo:background-color="#a29ea4"/>
    </style:style>
    <style:style style:name="ce77" style:family="table-cell" style:parent-style-name="Float6">
      <style:table-cell-properties fo:background-color="#d2ced4"/>
    </style:style>
    <style:style style:name="ce78" style:family="table-cell" style:parent-style-name="Float6">
      <style:table-cell-properties fo:background-color="#726e74"/>
    </style:style>
    <style:style style:name="ce79" style:family="table-cell" style:parent-style-name="Float6">
      <style:table-cell-properties fo:background-color="#c0ffc0"/>
    </style:style>
    <style:style style:name="ce80" style:family="table-cell" style:parent-style-name="Float6">
      <style:table-cell-properties fo:background-color="#ffdca8"/>
    </style:style>
    <style:style style:name="ce81" style:family="table-cell" style:parent-style-name="Float6">
      <style:table-cell-properties fo:background-color="#ff9999"/>
    </style:style>
    <style:style style:name="ce82" style:family="table-cell" style:parent-style-name="Float6">
      <style:table-cell-properties fo:background-color="#ffffff"/>
    </style:style>
    <style:style style:name="ce83" style:family="table-cell" style:parent-style-name="Float6">
      <style:table-cell-properties fo:background-color="#ffffc0"/>
    </style:style>
    <style:style style:name="ce84" style:family="table-cell" style:parent-style-name="Float2">
      <style:table-cell-properties fo:background-color="#111111"/>
    </style:style>
    <style:style style:name="ce85" style:family="table-cell" style:parent-style-name="Float2">
      <style:table-cell-properties fo:background-color="#9999ff"/>
    </style:style>
    <style:style style:name="ce86" style:family="table-cell" style:parent-style-name="Float2">
      <style:table-cell-properties fo:background-color="#a29ea4"/>
    </style:style>
    <style:style style:name="ce87" style:family="table-cell" style:parent-style-name="Float2">
      <style:table-cell-properties fo:background-color="#d2ced4"/>
    </style:style>
    <style:style style:name="ce88" style:family="table-cell" style:parent-style-name="Float2">
      <style:table-cell-properties fo:background-color="#726e74"/>
    </style:style>
    <style:style style:name="ce89" style:family="table-cell" style:parent-style-name="Float2">
      <style:table-cell-properties fo:background-color="#c0ffc0"/>
    </style:style>
    <style:style style:name="ce90" style:family="table-cell" style:parent-style-name="Float2">
      <style:table-cell-properties fo:background-color="#ffdca8"/>
    </style:style>
    <style:style style:name="ce91" style:family="table-cell" style:parent-style-name="Float2">
      <style:table-cell-properties fo:background-color="#ff9999"/>
    </style:style>
    <style:style style:name="ce92" style:family="table-cell" style:parent-style-name="Float2">
      <style:table-cell-properties fo:background-color="#ffffff"/>
    </style:style>
    <style:style style:name="ce93" style:family="table-cell" style:parent-style-name="Float2">
      <style:table-cell-properties fo:background-color="#ffffc0"/>
    </style:style>
    <style:style style:name="ce94" style:family="table-cell" style:parent-style-name="Time">
      <style:table-cell-properties fo:background-color="#111111"/>
    </style:style>
    <style:style style:name="ce95" style:family="table-cell" style:parent-style-name="Time">
      <style:table-cell-properties fo:background-color="#9999ff"/>
    </style:style>
    <style:style style:name="ce96" style:family="table-cell" style:parent-style-name="Time">
      <style:table-cell-properties fo:background-color="#a29ea4"/>
    </style:style>
    <style:style style:name="ce97" style:family="table-cell" style:parent-style-name="Time">
      <style:table-cell-properties fo:background-color="#d2ced4"/>
    </style:style>
    <style:style style:name="ce98" style:family="table-cell" style:parent-style-name="Time">
      <style:table-cell-properties fo:background-color="#726e74"/>
    </style:style>
    <style:style style:name="ce99" style:family="table-cell" style:parent-style-name="Time">
      <style:table-cell-properties fo:background-color="#c0ffc0"/>
    </style:style>
    <style:style style:name="ce100" style:family="table-cell" style:parent-style-name="Time">
      <style:table-cell-properties fo:background-color="#ffdca8"/>
    </style:style>
    <style:style style:name="ce101" style:family="table-cell" style:parent-style-name="Time">
      <style:table-cell-properties fo:background-color="#ff9999"/>
    </style:style>
    <style:style style:name="ce102" style:family="table-cell" style:parent-style-name="Time">
      <style:table-cell-properties fo:background-color="#ffffff"/>
    </style:style>
    <style:style style:name="ce103" style:family="table-cell" style:parent-style-name="Time">
      <style:table-cell-properties fo:background-color="#ffffc0"/>
    </style:style>
    <style:style style:name="ce104" style:family="table-cell" style:parent-style-name="Bool">
      <style:table-cell-properties fo:background-color="#111111"/>
    </style:style>
    <style:style style:name="ce105" style:family="table-cell" style:parent-style-name="Bool">
      <style:table-cell-properties fo:background-color="#9999ff"/>
    </style:style>
    <style:style style:name="ce106" style:family="table-cell" style:parent-style-name="Bool">
      <style:table-cell-properties fo:background-color="#a29ea4"/>
    </style:style>
    <style:style style:name="ce107" style:family="table-cell" style:parent-style-name="Bool">
      <style:table-cell-properties fo:background-color="#d2ced4"/>
    </style:style>
    <style:style style:name="ce108" style:family="table-cell" style:parent-style-name="Bool">
      <style:table-cell-properties fo:background-color="#726e74"/>
    </style:style>
    <style:style style:name="ce109" style:family="table-cell" style:parent-style-name="Bool">
      <style:table-cell-properties fo:background-color="#c0ffc0"/>
    </style:style>
    <style:style style:name="ce110" style:family="table-cell" style:parent-style-name="Bool">
      <style:table-cell-properties fo:background-color="#ffdca8"/>
    </style:style>
    <style:style style:name="ce111" style:family="table-cell" style:parent-style-name="Bool">
      <style:table-cell-properties fo:background-color="#ff9999"/>
    </style:style>
    <style:style style:name="ce112" style:family="table-cell" style:parent-style-name="Bool">
      <style:table-cell-properties fo:background-color="#ffffff"/>
    </style:style>
    <style:style style:name="ce113" style:family="table-cell" style:parent-style-name="Bool">
      <style:table-cell-properties fo:background-color="#ffffc0"/>
    </style:style>
    <style:style style:name="ce114" style:family="table-cell" style:parent-style-name="Normal">
      <style:table-cell-properties fo:background-color="#ffffff"/>
    </style:style>
    <style:style style:name="ce115" style:family="table-cell" style:parent-style-name="BoldCenter">
      <style:table-cell-properties fo:background-color="#d2ced4"/>
    </style:style>
    <style:style style:name="ce116" style:family="table-cell" style:parent-style-name="VerticalBoldCenter">
      <style:table-cell-properties fo:background-color="#ffdca8"/>
    </style:style>
    <style:style style:name="ce117" style:family="table-cell" style:parent-style-name="Normal">
      <style:table-cell-properties fo:background-color="#c0ffc0"/>
    </style:style>
    <style:style style:name="ce118" style:family="table-cell" style:parent-style-name="Right">
      <style:table-cell-properties fo:background-color="#ffffc0"/>
    </style:style>
    <style:style style:name="gr1" style:family="graphic">
      <style:graphic-properties draw:marker-start="Puntas_20_de_20_flecha_20_1" draw:marker-start-width="0.2cm" draw:marker-start-center="false" draw:fill="solid" draw:fill-color="#ffffc0" draw:auto-grow-height="true" draw:auto-grow-width="false" fo:max-width="12cm" fo:min-height="0.791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 style:text-autospace="none" style:line-break="normal"/>
      <style:text-properties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automatic-find-labels="false" table:use-regular-expressions="false" table:use-wildcards="true"/>
      <table:table table:name="Styl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column table:style-name="co2" table:number-columns-repeated="2" table:default-cell-style-name="Default"/>
        <table:table-column table:style-name="co4" table:number-columns-repeated="2" table:default-cell-style-name="Default"/>
        <table:table-row table:style-name="ro1">
          <table:table-cell table:style-name="ce1" office:value-type="string" calcext:value-type="string">
            <text:p>Nombre de estilo</text:p>
          </table:table-cell>
          <table:table-cell table:style-name="ce1" office:value-type="string" calcext:value-type="string">
            <text:p>Fecha y hora</text:p>
          </table:table-cell>
          <table:table-cell table:style-name="ce1" office:value-type="string" calcext:value-type="string">
            <text:p>Fecha</text:p>
          </table:table-cell>
          <table:table-cell table:style-name="ce1" office:value-type="string" calcext:value-type="string">
            <text:p>Entero</text:p>
          </table:table-cell>
          <table:table-cell table:style-name="ce1" office:value-type="string" calcext:value-type="string">
            <text:p>Euros</text:p>
          </table:table-cell>
          <table:table-cell table:style-name="ce1" office:value-type="string" calcext:value-type="string">
            <text:p>Dólares</text:p>
          </table:table-cell>
          <table:table-cell table:style-name="ce1" office:value-type="string" calcext:value-type="string">
            <text:p>Porcentaje</text:p>
          </table:table-cell>
          <table:table-cell table:style-name="ce1" office:value-type="string" calcext:value-type="string">
            <text:p>Número con 2 decimales</text:p>
          </table:table-cell>
          <table:table-cell table:style-name="ce1" office:value-type="string" calcext:value-type="string">
            <text:p>Número con 6 decimales</text:p>
          </table:table-cell>
          <table:table-cell table:style-name="ce1" office:value-type="string" calcext:value-type="string">
            <text:p>Tiempo</text:p>
          </table:table-cell>
          <table:table-cell table:style-name="ce1" office:value-type="string" calcext:value-type="string">
            <text:p>Booleano</text:p>
          </table:table-cell>
        </table:table-row>
        <table:table-row table:style-name="ro1">
          <table:table-cell table:style-name="ce2" office:value-type="string" calcext:value-type="string">
            <text:p>Black</text:p>
          </table:table-cell>
          <table:table-cell table:style-name="ce12" office:value-type="date" office:date-value="2023-08-20T15:41:00" calcext:value-type="date">
            <text:p>2023-08-20 15:41:00</text:p>
          </table:table-cell>
          <table:table-cell table:style-name="ce22" office:value-type="date" office:date-value="2023-08-20" calcext:value-type="date">
            <text:p>2023-08-20</text:p>
          </table:table-cell>
          <table:table-cell table:style-name="ce32" office:value-type="float" office:value="-10000000" calcext:value-type="float">
            <text:p>-10.000.000</text:p>
          </table:table-cell>
          <table:table-cell table:style-name="ce42" office:value-type="currency" office:currency="EUR" office:value="12.56" calcext:value-type="currency">
            <text:p>12,56 €</text:p>
          </table:table-cell>
          <table:table-cell table:style-name="ce54" office:value-type="currency" office:currency="USD" office:value="12345.56" calcext:value-type="currency">
            <text:p>$12.345,56</text:p>
          </table:table-cell>
          <table:table-cell table:style-name="ce64" office:value-type="percentage" office:value="0.333333333333333" calcext:value-type="percentage">
            <text:p>33,33 %</text:p>
          </table:table-cell>
          <table:table-cell table:style-name="ce74" office:value-type="float" office:value="123456789.121212" calcext:value-type="float">
            <text:p>123.456.789,121212</text:p>
          </table:table-cell>
          <table:table-cell table:style-name="ce84" office:value-type="float" office:value="-12.121212" calcext:value-type="float">
            <text:p>-12,12</text:p>
          </table:table-cell>
          <table:table-cell table:style-name="ce94" office:value-type="time" office:time-value="PT15H41M00S" calcext:value-type="time">
            <text:p>15:41:00</text:p>
          </table:table-cell>
          <table:table-cell table:style-name="ce104" office:value-type="boolean" office:boolean-value="false" calcext:value-type="boolean">
            <text:p>FALSO</text:p>
          </table:table-cell>
        </table:table-row>
        <table:table-row table:style-name="ro1">
          <table:table-cell table:style-name="ce3" office:value-type="string" calcext:value-type="string">
            <text:p>Blue</text:p>
          </table:table-cell>
          <table:table-cell table:style-name="ce13" office:value-type="date" office:date-value="2023-08-20T15:41:00" calcext:value-type="date">
            <text:p>2023-08-20 15:41:00</text:p>
          </table:table-cell>
          <table:table-cell table:style-name="ce23" office:value-type="date" office:date-value="2023-08-20" calcext:value-type="date">
            <text:p>2023-08-20</text:p>
          </table:table-cell>
          <table:table-cell table:style-name="ce33" office:value-type="float" office:value="10000000" calcext:value-type="float">
            <text:p>10.000.000</text:p>
          </table:table-cell>
          <table:table-cell table:style-name="ce43" office:value-type="currency" office:currency="EUR" office:value="-12.56" calcext:value-type="currency">
            <text:p>-12,56 €</text:p>
          </table:table-cell>
          <table:table-cell table:style-name="ce55" office:value-type="currency" office:currency="USD" office:value="-12345.56" calcext:value-type="currency">
            <text:p>-$12.345,56</text:p>
          </table:table-cell>
          <table:table-cell table:style-name="ce65" office:value-type="percentage" office:value="-0.333333333333333" calcext:value-type="percentage">
            <text:p>-33,33 %</text:p>
          </table:table-cell>
          <table:table-cell table:style-name="ce75" office:value-type="float" office:value="-123456789.121212" calcext:value-type="float">
            <text:p>-123.456.789,121212</text:p>
          </table:table-cell>
          <table:table-cell table:style-name="ce85" office:value-type="float" office:value="12.121212" calcext:value-type="float">
            <text:p>12,12</text:p>
          </table:table-cell>
          <table:table-cell table:style-name="ce95" office:value-type="time" office:time-value="PT03H41M01S" calcext:value-type="time">
            <text:p>03:41:01</text:p>
          </table:table-cell>
          <table:table-cell table:style-name="ce105" office:value-type="boolean" office:boolean-value="true" calcext:value-type="boolean">
            <text:p>VERDADERO</text:p>
          </table:table-cell>
        </table:table-row>
        <table:table-row table:style-name="ro1">
          <table:table-cell table:style-name="ce4" office:value-type="string" calcext:value-type="string">
            <text:p>GrayDark</text:p>
          </table:table-cell>
          <table:table-cell table:style-name="ce14" office:value-type="date" office:date-value="2023-08-20T15:41:01" calcext:value-type="date">
            <text:p>2023-08-20 15:41:01</text:p>
          </table:table-cell>
          <table:table-cell table:style-name="ce24" office:value-type="date" office:date-value="2023-08-20" calcext:value-type="date">
            <text:p>2023-08-20</text:p>
          </table:table-cell>
          <table:table-cell table:style-name="ce34" office:value-type="float" office:value="-10000000" calcext:value-type="float">
            <text:p>-10.000.000</text:p>
          </table:table-cell>
          <table:table-cell table:style-name="ce44" office:value-type="currency" office:currency="EUR" office:value="12.56" calcext:value-type="currency">
            <text:p>12,56 €</text:p>
          </table:table-cell>
          <table:table-cell table:style-name="ce56" office:value-type="currency" office:currency="USD" office:value="12345.56" calcext:value-type="currency">
            <text:p>$12.345,56</text:p>
          </table:table-cell>
          <table:table-cell table:style-name="ce66" office:value-type="percentage" office:value="0.333333333333333" calcext:value-type="percentage">
            <text:p>33,33 %</text:p>
          </table:table-cell>
          <table:table-cell table:style-name="ce76" office:value-type="float" office:value="123456789.121212" calcext:value-type="float">
            <text:p>123.456.789,121212</text:p>
          </table:table-cell>
          <table:table-cell table:style-name="ce86" office:value-type="float" office:value="-12.121212" calcext:value-type="float">
            <text:p>-12,12</text:p>
          </table:table-cell>
          <table:table-cell table:style-name="ce96" office:value-type="time" office:time-value="PT15H41M01S" calcext:value-type="time">
            <text:p>15:41:01</text:p>
          </table:table-cell>
          <table:table-cell table:style-name="ce106" office:value-type="boolean" office:boolean-value="false" calcext:value-type="boolean">
            <text:p>FALSO</text:p>
          </table:table-cell>
        </table:table-row>
        <table:table-row table:style-name="ro1">
          <table:table-cell table:style-name="ce5" office:value-type="string" calcext:value-type="string">
            <text:p>GrayLight</text:p>
          </table:table-cell>
          <table:table-cell table:style-name="ce15" office:value-type="date" office:date-value="2023-08-20T15:41:01" calcext:value-type="date">
            <text:p>2023-08-20 15:41:01</text:p>
          </table:table-cell>
          <table:table-cell table:style-name="ce25" office:value-type="date" office:date-value="2023-08-20" calcext:value-type="date">
            <text:p>2023-08-20</text:p>
          </table:table-cell>
          <table:table-cell table:style-name="ce35" office:value-type="float" office:value="10000000" calcext:value-type="float">
            <text:p>10.000.000</text:p>
          </table:table-cell>
          <table:table-cell table:style-name="ce45" office:value-type="currency" office:currency="EUR" office:value="-12.56" calcext:value-type="currency">
            <text:p>-12,56 €</text:p>
          </table:table-cell>
          <table:table-cell table:style-name="ce57" office:value-type="currency" office:currency="USD" office:value="-12345.56" calcext:value-type="currency">
            <text:p>-$12.345,56</text:p>
          </table:table-cell>
          <table:table-cell table:style-name="ce67" office:value-type="percentage" office:value="-0.333333333333333" calcext:value-type="percentage">
            <text:p>-33,33 %</text:p>
          </table:table-cell>
          <table:table-cell table:style-name="ce77" office:value-type="float" office:value="-123456789.121212" calcext:value-type="float">
            <text:p>-123.456.789,121212</text:p>
          </table:table-cell>
          <table:table-cell table:style-name="ce87" office:value-type="float" office:value="12.121212" calcext:value-type="float">
            <text:p>12,12</text:p>
          </table:table-cell>
          <table:table-cell table:style-name="ce97" office:value-type="time" office:time-value="PT03H41M02S" calcext:value-type="time">
            <text:p>03:41:02</text:p>
          </table:table-cell>
          <table:table-cell table:style-name="ce107" office:value-type="boolean" office:boolean-value="true" calcext:value-type="boolean">
            <text:p>VERDADERO</text:p>
          </table:table-cell>
        </table:table-row>
        <table:table-row table:style-name="ro1">
          <table:table-cell table:style-name="ce6" office:value-type="string" calcext:value-type="string">
            <text:p>GrayVeryDark</text:p>
          </table:table-cell>
          <table:table-cell table:style-name="ce16" office:value-type="date" office:date-value="2023-08-20T15:41:02" calcext:value-type="date">
            <text:p>2023-08-20 15:41:02</text:p>
          </table:table-cell>
          <table:table-cell table:style-name="ce26" office:value-type="date" office:date-value="2023-08-20" calcext:value-type="date">
            <text:p>2023-08-20</text:p>
          </table:table-cell>
          <table:table-cell table:style-name="ce36" office:value-type="float" office:value="-10000000" calcext:value-type="float">
            <text:p>-10.000.000</text:p>
          </table:table-cell>
          <table:table-cell table:style-name="ce46" office:value-type="currency" office:currency="EUR" office:value="12.56" calcext:value-type="currency">
            <text:p>12,56 €</text:p>
          </table:table-cell>
          <table:table-cell table:style-name="ce58" office:value-type="currency" office:currency="USD" office:value="12345.56" calcext:value-type="currency">
            <text:p>$12.345,56</text:p>
          </table:table-cell>
          <table:table-cell table:style-name="ce68" office:value-type="percentage" office:value="0.333333333333333" calcext:value-type="percentage">
            <text:p>33,33 %</text:p>
          </table:table-cell>
          <table:table-cell table:style-name="ce78" office:value-type="float" office:value="123456789.121212" calcext:value-type="float">
            <text:p>123.456.789,121212</text:p>
          </table:table-cell>
          <table:table-cell table:style-name="ce88" office:value-type="float" office:value="-12.121212" calcext:value-type="float">
            <text:p>-12,12</text:p>
          </table:table-cell>
          <table:table-cell table:style-name="ce98" office:value-type="time" office:time-value="PT15H41M02S" calcext:value-type="time">
            <text:p>15:41:02</text:p>
          </table:table-cell>
          <table:table-cell table:style-name="ce108" office:value-type="boolean" office:boolean-value="false" calcext:value-type="boolean">
            <text:p>FALSO</text:p>
          </table:table-cell>
        </table:table-row>
        <table:table-row table:style-name="ro1">
          <table:table-cell table:style-name="ce7" office:value-type="string" calcext:value-type="string">
            <text:p>Green</text:p>
          </table:table-cell>
          <table:table-cell table:style-name="ce17" office:value-type="date" office:date-value="2023-08-20T15:41:02" calcext:value-type="date">
            <text:p>2023-08-20 15:41:02</text:p>
          </table:table-cell>
          <table:table-cell table:style-name="ce27" office:value-type="date" office:date-value="2023-08-20" calcext:value-type="date">
            <text:p>2023-08-20</text:p>
          </table:table-cell>
          <table:table-cell table:style-name="ce37" office:value-type="float" office:value="10000000" calcext:value-type="float">
            <text:p>10.000.000</text:p>
          </table:table-cell>
          <table:table-cell table:style-name="ce47" office:value-type="currency" office:currency="EUR" office:value="-12.56" calcext:value-type="currency">
            <text:p>-12,56 €</text:p>
          </table:table-cell>
          <table:table-cell table:style-name="ce59" office:value-type="currency" office:currency="USD" office:value="-12345.56" calcext:value-type="currency">
            <text:p>-$12.345,56</text:p>
          </table:table-cell>
          <table:table-cell table:style-name="ce69" office:value-type="percentage" office:value="-0.333333333333333" calcext:value-type="percentage">
            <text:p>-33,33 %</text:p>
          </table:table-cell>
          <table:table-cell table:style-name="ce79" office:value-type="float" office:value="-123456789.121212" calcext:value-type="float">
            <text:p>-123.456.789,121212</text:p>
          </table:table-cell>
          <table:table-cell table:style-name="ce89" office:value-type="float" office:value="12.121212" calcext:value-type="float">
            <text:p>12,12</text:p>
          </table:table-cell>
          <table:table-cell table:style-name="ce99" office:value-type="time" office:time-value="PT03H41M02S" calcext:value-type="time">
            <text:p>03:41:02</text:p>
          </table:table-cell>
          <table:table-cell table:style-name="ce109" office:value-type="boolean" office:boolean-value="true" calcext:value-type="boolean">
            <text:p>VERDADERO</text:p>
          </table:table-cell>
        </table:table-row>
        <table:table-row table:style-name="ro1">
          <table:table-cell table:style-name="ce8" office:value-type="string" calcext:value-type="string">
            <text:p>Orange</text:p>
          </table:table-cell>
          <table:table-cell table:style-name="ce18" office:value-type="date" office:date-value="2023-08-20T15:41:02" calcext:value-type="date">
            <text:p>2023-08-20 15:41:02</text:p>
          </table:table-cell>
          <table:table-cell table:style-name="ce28" office:value-type="date" office:date-value="2023-08-20" calcext:value-type="date">
            <text:p>2023-08-20</text:p>
          </table:table-cell>
          <table:table-cell table:style-name="ce38" office:value-type="float" office:value="-10000000" calcext:value-type="float">
            <text:p>-10.000.000</text:p>
          </table:table-cell>
          <table:table-cell table:style-name="ce48" office:value-type="currency" office:currency="EUR" office:value="12.56" calcext:value-type="currency">
            <text:p>12,56 €</text:p>
          </table:table-cell>
          <table:table-cell table:style-name="ce60" office:value-type="currency" office:currency="USD" office:value="12345.56" calcext:value-type="currency">
            <text:p>$12.345,56</text:p>
          </table:table-cell>
          <table:table-cell table:style-name="ce70" office:value-type="percentage" office:value="0.333333333333333" calcext:value-type="percentage">
            <text:p>33,33 %</text:p>
          </table:table-cell>
          <table:table-cell table:style-name="ce80" office:value-type="float" office:value="123456789.121212" calcext:value-type="float">
            <text:p>123.456.789,121212</text:p>
          </table:table-cell>
          <table:table-cell table:style-name="ce90" office:value-type="float" office:value="-12.121212" calcext:value-type="float">
            <text:p>-12,12</text:p>
          </table:table-cell>
          <table:table-cell table:style-name="ce100" office:value-type="time" office:time-value="PT15H41M03S" calcext:value-type="time">
            <text:p>15:41:03</text:p>
          </table:table-cell>
          <table:table-cell table:style-name="ce110" office:value-type="boolean" office:boolean-value="false" calcext:value-type="boolean">
            <text:p>FALSO</text:p>
          </table:table-cell>
        </table:table-row>
        <table:table-row table:style-name="ro1">
          <table:table-cell table:style-name="ce9" office:value-type="string" calcext:value-type="string">
            <text:p>Red</text:p>
          </table:table-cell>
          <table:table-cell table:style-name="ce19" office:value-type="date" office:date-value="2023-08-20T15:41:03" calcext:value-type="date">
            <text:p>2023-08-20 15:41:03</text:p>
          </table:table-cell>
          <table:table-cell table:style-name="ce29" office:value-type="date" office:date-value="2023-08-20" calcext:value-type="date">
            <text:p>2023-08-20</text:p>
          </table:table-cell>
          <table:table-cell table:style-name="ce39" office:value-type="float" office:value="10000000" calcext:value-type="float">
            <text:p>10.000.000</text:p>
          </table:table-cell>
          <table:table-cell table:style-name="ce49" office:value-type="currency" office:currency="EUR" office:value="-12.56" calcext:value-type="currency">
            <text:p>-12,56 €</text:p>
          </table:table-cell>
          <table:table-cell table:style-name="ce61" office:value-type="currency" office:currency="USD" office:value="-12345.56" calcext:value-type="currency">
            <text:p>-$12.345,56</text:p>
          </table:table-cell>
          <table:table-cell table:style-name="ce71" office:value-type="percentage" office:value="-0.333333333333333" calcext:value-type="percentage">
            <text:p>-33,33 %</text:p>
          </table:table-cell>
          <table:table-cell table:style-name="ce81" office:value-type="float" office:value="-123456789.121212" calcext:value-type="float">
            <text:p>-123.456.789,121212</text:p>
          </table:table-cell>
          <table:table-cell table:style-name="ce91" office:value-type="float" office:value="12.121212" calcext:value-type="float">
            <text:p>12,12</text:p>
          </table:table-cell>
          <table:table-cell table:style-name="ce101" office:value-type="time" office:time-value="PT03H41M03S" calcext:value-type="time">
            <text:p>03:41:03</text:p>
          </table:table-cell>
          <table:table-cell table:style-name="ce111" office:value-type="boolean" office:boolean-value="true" calcext:value-type="boolean">
            <text:p>VERDADERO</text:p>
          </table:table-cell>
        </table:table-row>
        <table:table-row table:style-name="ro1">
          <table:table-cell table:style-name="ce10" office:value-type="string" calcext:value-type="string">
            <text:p>White</text:p>
          </table:table-cell>
          <table:table-cell table:style-name="ce20" office:value-type="date" office:date-value="2023-08-20T15:41:03" calcext:value-type="date">
            <text:p>2023-08-20 15:41:03</text:p>
          </table:table-cell>
          <table:table-cell table:style-name="ce30" office:value-type="date" office:date-value="2023-08-20" calcext:value-type="date">
            <text:p>2023-08-20</text:p>
          </table:table-cell>
          <table:table-cell table:style-name="ce40" office:value-type="float" office:value="-10000000" calcext:value-type="float">
            <text:p>-10.000.000</text:p>
          </table:table-cell>
          <table:table-cell table:style-name="ce50" office:value-type="currency" office:currency="EUR" office:value="12.56" calcext:value-type="currency">
            <text:p>12,56 €</text:p>
          </table:table-cell>
          <table:table-cell table:style-name="ce62" office:value-type="currency" office:currency="USD" office:value="12345.56" calcext:value-type="currency">
            <text:p>$12.345,56</text:p>
          </table:table-cell>
          <table:table-cell table:style-name="ce72" office:value-type="percentage" office:value="0.333333333333333" calcext:value-type="percentage">
            <text:p>33,33 %</text:p>
          </table:table-cell>
          <table:table-cell table:style-name="ce82" office:value-type="float" office:value="123456789.121212" calcext:value-type="float">
            <text:p>123.456.789,121212</text:p>
          </table:table-cell>
          <table:table-cell table:style-name="ce92" office:value-type="float" office:value="-12.121212" calcext:value-type="float">
            <text:p>-12,12</text:p>
          </table:table-cell>
          <table:table-cell table:style-name="ce102" office:value-type="time" office:time-value="PT15H41M03S" calcext:value-type="time">
            <text:p>15:41:03</text:p>
          </table:table-cell>
          <table:table-cell table:style-name="ce112" office:value-type="boolean" office:boolean-value="false" calcext:value-type="boolean">
            <text:p>FALSO</text:p>
          </table:table-cell>
        </table:table-row>
        <table:table-row table:style-name="ro1">
          <table:table-cell table:style-name="ce11" office:value-type="string" calcext:value-type="string">
            <text:p>Yellow</text:p>
          </table:table-cell>
          <table:table-cell table:style-name="ce21" office:value-type="date" office:date-value="2023-08-20T15:41:03" calcext:value-type="date">
            <text:p>2023-08-20 15:41:03</text:p>
          </table:table-cell>
          <table:table-cell table:style-name="ce31" office:value-type="date" office:date-value="2023-08-20" calcext:value-type="date">
            <text:p>2023-08-20</text:p>
          </table:table-cell>
          <table:table-cell table:style-name="ce41" office:value-type="float" office:value="10000000" calcext:value-type="float">
            <text:p>10.000.000</text:p>
          </table:table-cell>
          <table:table-cell table:style-name="ce51" office:value-type="currency" office:currency="EUR" office:value="-12.56" calcext:value-type="currency">
            <text:p>-12,56 €</text:p>
          </table:table-cell>
          <table:table-cell table:style-name="ce63" office:value-type="currency" office:currency="USD" office:value="-12345.56" calcext:value-type="currency">
            <text:p>-$12.345,56</text:p>
          </table:table-cell>
          <table:table-cell table:style-name="ce73" office:value-type="percentage" office:value="-0.333333333333333" calcext:value-type="percentage">
            <text:p>-33,33 %</text:p>
          </table:table-cell>
          <table:table-cell table:style-name="ce83" office:value-type="float" office:value="-123456789.121212" calcext:value-type="float">
            <text:p>-123.456.789,121212</text:p>
          </table:table-cell>
          <table:table-cell table:style-name="ce93" office:value-type="float" office:value="12.121212" calcext:value-type="float">
            <text:p>12,12</text:p>
          </table:table-cell>
          <table:table-cell table:style-name="ce103" office:value-type="time" office:time-value="PT03H41M03S" calcext:value-type="time">
            <text:p>03:41:03</text:p>
          </table:table-cell>
          <table:table-cell table:style-name="ce113" office:value-type="boolean" office:boolean-value="true" calcext:value-type="boolean">
            <text:p>VERDADERO</text:p>
          </table:table-cell>
        </table:table-row>
        <table:table-row table:style-name="ro1">
          <table:table-cell table:number-columns-repeated="4"/>
          <table:table-cell table:style-name="ce52" table:formula="of:=SUM([.E2:.E11])" office:value-type="currency" office:currency="EUR" office:value="0" calcext:value-type="currency">
            <text:p>0,00 €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/>
          <table:table-cell>
            <office:annotation draw:style-name="gr1" draw:text-style-name="P2" svg:width="2.899cm" svg:height="0.991cm" svg:x="9.1cm" svg:y="4.37cm" draw:caption-point-x="-0.61cm" draw:caption-point-y="1.51cm">
              <dc:date>2023-08-20T00:00:00</dc:date>
              <text:p text:style-name="P1">This is nice comment</text:p>
            </office:annotation>
          </table:table-cell>
          <table:table-cell table:number-columns-repeated="9"/>
        </table:table-row>
        <table:table-row table:style-name="ro1">
          <table:table-cell table:number-columns-repeated="4"/>
          <table:table-cell table:style-name="ce53" office:value-type="string" calcext:value-type="string" table:number-columns-spanned="7" table:number-rows-spanned="1">
            <text:p>Merge proof</text:p>
          </table:table-cell>
          <table:covered-table-cell table:number-columns-repeated="6"/>
        </table:table-row>
      </table:table>
      <table:table table:name="List of rows or columns" table:style-name="ta2">
        <table:table-column table:style-name="co5" table:default-cell-style-name="ce114"/>
        <table:table-column table:style-name="co5" table:number-columns-repeated="2" table:default-cell-style-name="ce40"/>
        <table:table-column table:style-name="co5" table:number-columns-repeated="3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List of rows with helper_totals_row</text:p>
          </table:table-cell>
          <table:covered-table-cell table:number-columns-repeated="2" table:style-name="Default"/>
          <table:table-cell table:number-columns-repeated="3"/>
        </table:table-row>
        <table:table-row table:style-name="ro1">
          <table:table-cell table:style-name="ce40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style-name="ce40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style-name="ce40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table:style-name="ce35" table:formula="of:=SUM([.A2:.A4])" office:value-type="float" office:value="12" calcext:value-type="float">
            <text:p>12</text:p>
          </table:table-cell>
          <table:table-cell table:style-name="ce35" table:formula="of:=SUM([.B2:.B4])" office:value-type="float" office:value="15" calcext:value-type="float">
            <text:p>15</text:p>
          </table:table-cell>
          <table:table-cell table:style-name="ce35" table:formula="of:=SUM([.C2:.C4])" office:value-type="float" office:value="18" calcext:value-type="float">
            <text:p>18</text:p>
          </table:table-cell>
          <table:table-cell table:number-columns-repeated="3"/>
        </table:table-row>
        <table:table-row table:style-name="ro1" table:number-rows-repeated="2">
          <table:table-cell table:style-name="Default" table:number-columns-repeated="3"/>
          <table:table-cell table:number-columns-repeated="3"/>
        </table:table-row>
        <table:table-row table:style-name="ro1">
          <table:table-cell table:style-name="ce1" office:value-type="string" calcext:value-type="string" table:number-columns-spanned="3" table:number-rows-spanned="1">
            <text:p>List of columns with helper_totals_row</text:p>
          </table:table-cell>
          <table:covered-table-cell table:number-columns-repeated="2" table:style-name="Default"/>
          <table:table-cell table:number-columns-repeated="3"/>
        </table:table-row>
        <table:table-row table:style-name="ro1">
          <table:table-cell table:style-name="ce40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style-name="ce40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style-name="ce40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table:style-name="ce35" table:formula="of:=SUM([.A9:.A11])" office:value-type="float" office:value="6" calcext:value-type="float">
            <text:p>6</text:p>
          </table:table-cell>
          <table:table-cell table:style-name="ce35" table:formula="of:=SUM([.B9:.B11])" office:value-type="float" office:value="15" calcext:value-type="float">
            <text:p>15</text:p>
          </table:table-cell>
          <table:table-cell table:style-name="ce35" table:formula="of:=SUM([.C9:.C11])" office:value-type="float" office:value="24" calcext:value-type="float">
            <text:p>24</text:p>
          </table:table-cell>
          <table:table-cell table:number-columns-repeated="3"/>
        </table:table-row>
        <table:table-row table:style-name="ro1" table:number-rows-repeated="2">
          <table:table-cell table:style-name="Default" table:number-columns-repeated="3"/>
          <table:table-cell table:number-columns-repeated="3"/>
        </table:table-row>
        <table:table-row table:style-name="ro1">
          <table:table-cell table:style-name="ce1" office:value-type="string" calcext:value-type="string" table:number-columns-spanned="5" table:number-rows-spanned="1">
            <text:p>List of rows with helper_totals_from_range in rows and columns</text:p>
          </table:table-cell>
          <table:covered-table-cell table:number-columns-repeated="2" table:style-name="Default"/>
          <table:covered-table-cell table:number-columns-repeated="2"/>
          <table:table-cell table:style-name="ce115"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2000" calcext:value-type="float">
            <text:p>12.000</text:p>
          </table:table-cell>
          <table:table-cell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6" calcext:value-type="float">
            <text:p>6</text:p>
          </table:table-cell>
          <table:table-cell table:style-name="ce35" table:formula="of:=SUM([.A16:.E16])" office:value-type="float" office:value="12011" calcext:value-type="float">
            <text:p>12.011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020" calcext:value-type="float">
            <text:p>1.020</text:p>
          </table:table-cell>
          <table:table-cell office:value-type="float" office:value="5" calcext:value-type="float">
            <text:p>5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7" calcext:value-type="float">
            <text:p>7</text:p>
          </table:table-cell>
          <table:table-cell table:style-name="ce35" table:formula="of:=SUM([.A17:.E17])" office:value-type="float" office:value="1038" calcext:value-type="float">
            <text:p>1.038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0404" calcext:value-type="float">
            <text:p>20.404</text:p>
          </table:table-cell>
          <table:table-cell office:value-type="float" office:value="8" calcext:value-type="float">
            <text:p>8</text:p>
          </table:table-cell>
          <table:table-cell table:style-name="ce40" office:value-type="float" office:value="9" calcext:value-type="float">
            <text:p>9</text:p>
          </table:table-cell>
          <table:table-cell table:style-name="ce40" office:value-type="float" office:value="8" calcext:value-type="float">
            <text:p>8</text:p>
          </table:table-cell>
          <table:table-cell table:style-name="ce35" table:formula="of:=SUM([.A18:.E18])" office:value-type="float" office:value="20429" calcext:value-type="float">
            <text:p>20.429</text:p>
          </table:table-cell>
        </table:table-row>
        <table:table-row table:style-name="ro1">
          <table:table-cell table:style-name="ce115" office:value-type="string" calcext:value-type="string">
            <text:p>Total</text:p>
          </table:table-cell>
          <table:table-cell table:style-name="ce35" table:formula="of:=SUM([.B16:.B18])" office:value-type="float" office:value="33424" calcext:value-type="float">
            <text:p>33.424</text:p>
          </table:table-cell>
          <table:table-cell table:style-name="ce35" table:formula="of:=SUM([.C16:.C18])" office:value-type="float" office:value="15" calcext:value-type="float">
            <text:p>15</text:p>
          </table:table-cell>
          <table:table-cell table:style-name="ce35" table:formula="of:=SUM([.D16:.D18])" office:value-type="float" office:value="18" calcext:value-type="float">
            <text:p>18</text:p>
          </table:table-cell>
          <table:table-cell table:style-name="ce35" table:formula="of:=SUM([.E16:.E18])" office:value-type="float" office:value="21" calcext:value-type="float">
            <text:p>21</text:p>
          </table:table-cell>
          <table:table-cell table:style-name="ce35" table:formula="of:=SUM([.A19:.E19])" office:value-type="float" office:value="33478" calcext:value-type="float">
            <text:p>33.478</text:p>
          </table:table-cell>
        </table:table-row>
        <table:table-row table:style-name="ro1" table:number-rows-repeated="2">
          <table:table-cell table:style-name="Default" table:number-columns-repeated="3"/>
          <table:table-cell table:number-columns-repeated="3"/>
        </table:table-row>
        <table:table-row table:style-name="ro1">
          <table:table-cell table:style-name="ce1" office:value-type="string" calcext:value-type="string" table:number-columns-spanned="5" table:number-rows-spanned="1">
            <text:p>List of rows with helper_totals_from_range in rows</text:p>
          </table:table-cell>
          <table:covered-table-cell table:number-columns-repeated="2" table:style-name="Default"/>
          <table:covered-table-cell table:number-columns-repeated="2"/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2000" calcext:value-type="float">
            <text:p>12.000</text:p>
          </table:table-cell>
          <table:table-cell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020" calcext:value-type="float">
            <text:p>1.020</text:p>
          </table:table-cell>
          <table:table-cell office:value-type="float" office:value="5" calcext:value-type="float">
            <text:p>5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0404" calcext:value-type="float">
            <text:p>20.404</text:p>
          </table:table-cell>
          <table:table-cell office:value-type="float" office:value="8" calcext:value-type="float">
            <text:p>8</text:p>
          </table:table-cell>
          <table:table-cell table:style-name="ce40" office:value-type="float" office:value="9" calcext:value-type="float">
            <text:p>9</text:p>
          </table:table-cell>
          <table:table-cell table:style-name="ce40" office:value-type="float" office:value="8" calcext:value-type="float">
            <text:p>8</text:p>
          </table:table-cell>
          <table:table-cell/>
        </table:table-row>
        <table:table-row table:style-name="ro1">
          <table:table-cell table:style-name="ce115" office:value-type="string" calcext:value-type="string">
            <text:p>Total</text:p>
          </table:table-cell>
          <table:table-cell table:style-name="ce35" table:formula="of:=SUM([.B23:.B25])" office:value-type="float" office:value="33424" calcext:value-type="float">
            <text:p>33.424</text:p>
          </table:table-cell>
          <table:table-cell table:style-name="ce35" table:formula="of:=SUM([.C23:.C25])" office:value-type="float" office:value="15" calcext:value-type="float">
            <text:p>15</text:p>
          </table:table-cell>
          <table:table-cell table:style-name="ce35" table:formula="of:=SUM([.D23:.D25])" office:value-type="float" office:value="18" calcext:value-type="float">
            <text:p>18</text:p>
          </table:table-cell>
          <table:table-cell table:style-name="ce35" table:formula="of:=SUM([.E23:.E25])" office:value-type="float" office:value="21" calcext:value-type="float">
            <text:p>21</text:p>
          </table:table-cell>
          <table:table-cell/>
        </table:table-row>
        <table:table-row table:style-name="ro1" table:number-rows-repeated="2">
          <table:table-cell table:style-name="Default" table:number-columns-repeated="3"/>
          <table:table-cell table:number-columns-repeated="3"/>
        </table:table-row>
        <table:table-row table:style-name="ro1">
          <table:table-cell table:style-name="ce1" office:value-type="string" calcext:value-type="string" table:number-columns-spanned="5" table:number-rows-spanned="1">
            <text:p>List of rows with helper_totals_from_range in columns</text:p>
          </table:table-cell>
          <table:covered-table-cell table:number-columns-repeated="2" table:style-name="Default"/>
          <table:covered-table-cell table:number-columns-repeated="2"/>
          <table:table-cell table:style-name="ce115"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2000" calcext:value-type="float">
            <text:p>12.000</text:p>
          </table:table-cell>
          <table:table-cell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6" calcext:value-type="float">
            <text:p>6</text:p>
          </table:table-cell>
          <table:table-cell table:style-name="ce35" table:formula="of:=SUM([.B30:.E30])" office:value-type="float" office:value="12011" calcext:value-type="float">
            <text:p>12.011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020" calcext:value-type="float">
            <text:p>1.020</text:p>
          </table:table-cell>
          <table:table-cell office:value-type="float" office:value="5" calcext:value-type="float">
            <text:p>5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7" calcext:value-type="float">
            <text:p>7</text:p>
          </table:table-cell>
          <table:table-cell table:style-name="ce35" table:formula="of:=SUM([.B31:.E31])" office:value-type="float" office:value="1038" calcext:value-type="float">
            <text:p>1.038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0404" calcext:value-type="float">
            <text:p>20.404</text:p>
          </table:table-cell>
          <table:table-cell office:value-type="float" office:value="8" calcext:value-type="float">
            <text:p>8</text:p>
          </table:table-cell>
          <table:table-cell table:style-name="ce40" office:value-type="float" office:value="9" calcext:value-type="float">
            <text:p>9</text:p>
          </table:table-cell>
          <table:table-cell table:style-name="ce40" office:value-type="float" office:value="8" calcext:value-type="float">
            <text:p>8</text:p>
          </table:table-cell>
          <table:table-cell table:style-name="ce35" table:formula="of:=SUM([.B32:.E32])" office:value-type="float" office:value="20429" calcext:value-type="float">
            <text:p>20.429</text:p>
          </table:table-cell>
        </table:table-row>
        <table:table-row table:style-name="ro1" table:number-rows-repeated="2">
          <table:table-cell table:style-name="Default" table:number-columns-repeated="3"/>
          <table:table-cell table:number-columns-repeated="3"/>
        </table:table-row>
        <table:table-row table:style-name="ro1">
          <table:table-cell table:style-name="ce1" office:value-type="string" calcext:value-type="string" table:number-columns-spanned="5" table:number-rows-spanned="1">
            <text:p>List of rows with helper_totals_from_range in rows showing</text:p>
          </table:table-cell>
          <table:covered-table-cell table:number-columns-repeated="2" table:style-name="Default"/>
          <table:covered-table-cell table:number-columns-repeated="2"/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2000" calcext:value-type="float">
            <text:p>12.000</text:p>
          </table:table-cell>
          <table:table-cell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020" calcext:value-type="float">
            <text:p>1.020</text:p>
          </table:table-cell>
          <table:table-cell office:value-type="float" office:value="5" calcext:value-type="float">
            <text:p>5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0404" calcext:value-type="float">
            <text:p>20.404</text:p>
          </table:table-cell>
          <table:table-cell office:value-type="float" office:value="8" calcext:value-type="float">
            <text:p>8</text:p>
          </table:table-cell>
          <table:table-cell table:style-name="ce40" office:value-type="float" office:value="9" calcext:value-type="float">
            <text:p>9</text:p>
          </table:table-cell>
          <table:table-cell table:style-name="ce40" office:value-type="float" office:value="8" calcext:value-type="float">
            <text:p>8</text:p>
          </table:table-cell>
          <table:table-cell table:style-name="ce34" office:value-type="string" calcext:value-type="string">
            <text:p>Suma de totales</text:p>
          </table:table-cell>
        </table:table-row>
        <table:table-row table:style-name="ro1">
          <table:table-cell table:style-name="ce115" office:value-type="string" calcext:value-type="string">
            <text:p>Total</text:p>
          </table:table-cell>
          <table:table-cell table:style-name="ce35" table:formula="of:=SUM([.B36:.B38])" office:value-type="float" office:value="33424" calcext:value-type="float">
            <text:p>33.424</text:p>
          </table:table-cell>
          <table:table-cell table:style-name="ce35" table:formula="of:=SUM([.C36:.C38])" office:value-type="float" office:value="15" calcext:value-type="float">
            <text:p>15</text:p>
          </table:table-cell>
          <table:table-cell table:style-name="ce35" table:formula="of:=SUM([.D36:.D38])" office:value-type="float" office:value="18" calcext:value-type="float">
            <text:p>18</text:p>
          </table:table-cell>
          <table:table-cell table:style-name="ce35" table:formula="of:=SUM([.E36:.E38])" office:value-type="float" office:value="21" calcext:value-type="float">
            <text:p>21</text:p>
          </table:table-cell>
          <table:table-cell table:style-name="ce35" table:formula="of:=SUM([.B39:.E40])" office:value-type="float" office:value="33478" calcext:value-type="float">
            <text:p>33.478</text:p>
          </table:table-cell>
        </table:table-row>
        <table:table-row table:style-name="ro1" table:number-rows-repeated="2">
          <table:table-cell table:style-name="Default" table:number-columns-repeated="3"/>
          <table:table-cell table:number-columns-repeated="3"/>
        </table:table-row>
        <table:table-row table:style-name="ro1">
          <table:table-cell table:style-name="ce1" office:value-type="string" calcext:value-type="string" table:number-columns-spanned="5" table:number-rows-spanned="1">
            <text:p>List of rows with helper_totals_from_range in columns showing</text:p>
          </table:table-cell>
          <table:covered-table-cell table:number-columns-repeated="2" table:style-name="Default"/>
          <table:covered-table-cell table:number-columns-repeated="2"/>
          <table:table-cell table:style-name="ce115"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2000" calcext:value-type="float">
            <text:p>12.000</text:p>
          </table:table-cell>
          <table:table-cell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6" calcext:value-type="float">
            <text:p>6</text:p>
          </table:table-cell>
          <table:table-cell table:style-name="ce35" table:formula="of:=SUM([.B43:.E43])" office:value-type="float" office:value="12011" calcext:value-type="float">
            <text:p>12.011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020" calcext:value-type="float">
            <text:p>1.020</text:p>
          </table:table-cell>
          <table:table-cell office:value-type="float" office:value="5" calcext:value-type="float">
            <text:p>5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7" calcext:value-type="float">
            <text:p>7</text:p>
          </table:table-cell>
          <table:table-cell table:style-name="ce35" table:formula="of:=SUM([.B44:.E44])" office:value-type="float" office:value="1038" calcext:value-type="float">
            <text:p>1.038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0404" calcext:value-type="float">
            <text:p>20.404</text:p>
          </table:table-cell>
          <table:table-cell office:value-type="float" office:value="8" calcext:value-type="float">
            <text:p>8</text:p>
          </table:table-cell>
          <table:table-cell table:style-name="ce40" office:value-type="float" office:value="9" calcext:value-type="float">
            <text:p>9</text:p>
          </table:table-cell>
          <table:table-cell table:style-name="ce40" office:value-type="float" office:value="8" calcext:value-type="float">
            <text:p>8</text:p>
          </table:table-cell>
          <table:table-cell table:style-name="ce35" table:formula="of:=SUM([.B45:.E45])" office:value-type="float" office:value="20429" calcext:value-type="float">
            <text:p>20.429</text:p>
          </table:table-cell>
        </table:table-row>
        <table:table-row table:style-name="ro1">
          <table:table-cell table:style-name="Default" table:number-columns-repeated="3"/>
          <table:table-cell/>
          <table:table-cell table:style-name="ce34" office:value-type="string" calcext:value-type="string">
            <text:p>Suma de totales</text:p>
          </table:table-cell>
          <table:table-cell table:style-name="ce35" table:formula="of:=SUM([.F43:.G45])" office:value-type="float" office:value="33478" calcext:value-type="float">
            <text:p>33.478</text:p>
          </table:table-cell>
        </table:table-row>
      </table:table>
      <table:table table:name="Helpers" table:style-name="ta1">
        <table:table-column table:style-name="co5" table:number-columns-repeated="5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Helper values with total (horizontal)</text:p>
          </table:table-cell>
          <table:covered-table-cell table:number-columns-repeated="4"/>
        </table:table-row>
        <table:table-row table:style-name="ro1">
          <table:table-cell table:style-name="ce8" office:value-type="string" calcext:value-type="string">
            <text:p>Suma 3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 table:style-name="ce35" table:formula="of:=SUM([.B2:.D2])" office:value-type="float" office:value="6" calcext:value-type="float">
            <text:p>6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style-name="ce116" office:value-type="string" calcext:value-type="string" table:number-columns-spanned="1" table:number-rows-spanned="6">
            <text:p>Helper values with total (vertical)</text:p>
          </table:table-cell>
          <table:table-cell table:style-name="ce1" office:value-type="string" calcext:value-type="string">
            <text:p>Suma 3</text:p>
          </table:table-cell>
          <table:table-cell table:number-columns-repeated="3"/>
        </table:table-row>
        <table:table-row table:style-name="ro1">
          <table:covered-table-cell/>
          <table:table-cell table:style-name="ce40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covered-table-cell/>
          <table:table-cell table:style-name="ce40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covered-table-cell/>
          <table:table-cell table:style-name="ce40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covered-table-cell/>
          <table:table-cell table:style-name="ce40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covered-table-cell/>
          <table:table-cell table:style-name="ce35" table:formula="of:=SUM([.B5:.B8])" office:value-type="float" office:value="10" calcext:value-type="float">
            <text:p>10</text:p>
          </table:table-cell>
          <table:table-cell table:number-columns-repeated="3"/>
        </table:table-row>
        <table:table-row table:style-name="ro1" table:number-rows-repeated="13">
          <table:table-cell table:number-columns-repeated="5"/>
        </table:table-row>
        <table:table-row table:style-name="ro1">
          <table:table-cell table:style-name="ce1" office:value-type="string" calcext:value-type="string" table:number-columns-spanned="2" table:number-rows-spanned="1">
            <text:p>List of ordered dictionaries</text:p>
          </table:table-cell>
          <table:covered-table-cell/>
          <table:table-cell table:number-columns-repeated="3"/>
        </table:table-row>
        <table:table-row table:style-name="ro1">
          <table:table-cell table:style-name="ce1" office:value-type="string" calcext:value-type="string">
            <text:p>Singer</text:p>
          </table:table-cell>
          <table:table-cell table:style-name="ce1" office:value-type="string" calcext:value-type="string">
            <text:p>Song</text:p>
          </table:table-cell>
          <table:table-cell table:number-columns-repeated="3"/>
        </table:table-row>
        <table:table-row table:style-name="ro1">
          <table:table-cell table:style-name="ce117" office:value-type="string" calcext:value-type="string">
            <text:p>Elvis</text:p>
          </table:table-cell>
          <table:table-cell table:style-name="ce114" office:value-type="string" calcext:value-type="string">
            <text:p>Fever</text:p>
          </table:table-cell>
          <table:table-cell table:number-columns-repeated="3"/>
        </table:table-row>
        <table:table-row table:style-name="ro1">
          <table:table-cell table:style-name="ce117" office:value-type="string" calcext:value-type="string">
            <text:p>Roy Orbison</text:p>
          </table:table-cell>
          <table:table-cell table:style-name="ce114" office:value-type="string" calcext:value-type="string">
            <text:p>Blue angel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 calcext:value-type="string" table:number-columns-spanned="2" table:number-rows-spanned="1">
            <text:p>List of dictionaries</text:p>
          </table:table-cell>
          <table:covered-table-cell/>
          <table:table-cell table:number-columns-repeated="3"/>
        </table:table-row>
        <table:table-row table:style-name="ro1">
          <table:table-cell table:style-name="ce1" office:value-type="string" calcext:value-type="string">
            <text:p>Song</text:p>
          </table:table-cell>
          <table:table-cell table:style-name="ce1" office:value-type="string" calcext:value-type="string">
            <text:p>Singer</text:p>
          </table:table-cell>
          <table:table-cell table:number-columns-repeated="3"/>
        </table:table-row>
        <table:table-row table:style-name="ro1">
          <table:table-cell table:style-name="ce114" office:value-type="string" calcext:value-type="string">
            <text:p>Fever</text:p>
          </table:table-cell>
          <table:table-cell table:style-name="ce114" office:value-type="string" calcext:value-type="string">
            <text:p>Elvis</text:p>
          </table:table-cell>
          <table:table-cell table:number-columns-repeated="3"/>
        </table:table-row>
        <table:table-row table:style-name="ro1">
          <table:table-cell table:style-name="ce114" office:value-type="string" calcext:value-type="string">
            <text:p>Blue angel</text:p>
          </table:table-cell>
          <table:table-cell table:style-name="ce114" office:value-type="string" calcext:value-type="string">
            <text:p>Roy Orbison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 calcext:value-type="string" table:number-columns-spanned="4" table:number-rows-spanned="1">
            <text:p>List of ordered dictionaries one method with totals</text:p>
          </table:table-cell>
          <table:covered-table-cell table:number-columns-repeated="3"/>
          <table:table-cell/>
        </table:table-row>
        <table:table-row table:style-name="ro1">
          <table:table-cell table:style-name="ce1" office:value-type="string" calcext:value-type="string">
            <text:p>Singer</text:p>
          </table:table-cell>
          <table:table-cell table:style-name="ce1" office:value-type="string" calcext:value-type="string">
            <text:p>Songs</text:p>
          </table:table-cell>
          <table:table-cell table:style-name="ce1" office:value-type="string" calcext:value-type="string">
            <text:p>Albums</text:p>
          </table:table-cell>
          <table:table-cell table:style-name="ce115" office:value-type="string" calcext:value-type="string">
            <text:p>Total</text:p>
          </table:table-cell>
          <table:table-cell/>
        </table:table-row>
        <table:table-row table:style-name="ro1">
          <table:table-cell table:style-name="ce117" office:value-type="string" calcext:value-type="string">
            <text:p>Elvis</text:p>
          </table:table-cell>
          <table:table-cell table:style-name="ce40" office:value-type="float" office:value="10000" calcext:value-type="float">
            <text:p>10.000</text:p>
          </table:table-cell>
          <table:table-cell table:style-name="ce40" office:value-type="float" office:value="100" calcext:value-type="float">
            <text:p>100</text:p>
          </table:table-cell>
          <table:table-cell table:style-name="ce35" table:formula="of:=SUM([.B35:.C35])" office:value-type="float" office:value="10100" calcext:value-type="float">
            <text:p>10.100</text:p>
          </table:table-cell>
          <table:table-cell/>
        </table:table-row>
        <table:table-row table:style-name="ro1">
          <table:table-cell table:style-name="ce117" office:value-type="string" calcext:value-type="string">
            <text:p>Roy Orbison</text:p>
          </table:table-cell>
          <table:table-cell table:style-name="ce40" office:value-type="float" office:value="100" calcext:value-type="float">
            <text:p>100</text:p>
          </table:table-cell>
          <table:table-cell table:style-name="ce40" office:value-type="float" office:value="20" calcext:value-type="float">
            <text:p>20</text:p>
          </table:table-cell>
          <table:table-cell table:style-name="ce35" table:formula="of:=SUM([.B36:.C36])" office:value-type="float" office:value="120" calcext:value-type="float">
            <text:p>120</text:p>
          </table:table-cell>
          <table:table-cell/>
        </table:table-row>
        <table:table-row table:style-name="ro1">
          <table:table-cell table:style-name="ce115" office:value-type="string" calcext:value-type="string">
            <text:p>Total</text:p>
          </table:table-cell>
          <table:table-cell table:style-name="ce35" table:formula="of:=SUM([.B35:.B36])" office:value-type="float" office:value="10100" calcext:value-type="float">
            <text:p>10.100</text:p>
          </table:table-cell>
          <table:table-cell table:style-name="ce35" table:formula="of:=SUM([.C35:.C36])" office:value-type="float" office:value="120" calcext:value-type="float">
            <text:p>120</text:p>
          </table:table-cell>
          <table:table-cell table:style-name="ce35" table:formula="of:=SUM([.B37:.C37])" office:value-type="float" office:value="10220" calcext:value-type="float">
            <text:p>10.220</text:p>
          </table:table-cell>
          <table:table-cell/>
        </table:table-row>
      </table:table>
      <table:table table:name="Sort" table:style-name="ta2">
        <table:table-column table:style-name="co5" table:number-columns-repeated="3" table:default-cell-style-name="ce40"/>
        <table:table-row table:style-name="ro1">
          <table:table-cell table:style-name="ce1" office:value-type="string" calcext:value-type="string">
            <text:p>Unsorted</text:p>
          </table:table-cell>
          <table:table-cell table:style-name="ce1" office:value-type="string" calcext:value-type="string">
            <text:p>Sorted ASC</text:p>
          </table:table-cell>
          <table:table-cell table:style-name="ce1" office:value-type="string" calcext:value-type="string">
            <text:p>Sorted DESC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</table:table>
      <table:table table:name="Splits in 400 rows (1 de 3)" table:style-name="ta2">
        <table:table-column table:style-name="co3" table:default-cell-style-name="ce40"/>
        <table:table-column table:style-name="co2" table:default-cell-style-name="ce114"/>
        <table:table-column table:style-name="co2" table:default-cell-style-name="ce20"/>
        <table:table-row table:style-name="ro1">
          <table:table-cell table:style-name="ce1" office:value-type="string" calcext:value-type="string">
            <text:p>Integer</text:p>
          </table:table-cell>
          <table:table-cell table:style-name="ce1" office:value-type="string" calcext:value-type="string">
            <text:p>String</text:p>
          </table:table-cell>
          <table:table-cell table:style-name="ce1" office:value-type="string" calcext:value-type="string">
            <text:p>Datetim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adena 0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dena 1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adena 2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adena 3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adena 4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adena 5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adena 6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adena 7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adena 8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adena 9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adena 10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adena 11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adena 12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adena 13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adena 14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adena 15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Cadena 16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Cadena 17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Cadena 18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Cadena 19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Cadena 20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Cadena 21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Cadena 22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Cadena 23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Cadena 24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Cadena 25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Cadena 26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Cadena 27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Cadena 28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Cadena 29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Cadena 30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Cadena 31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Cadena 32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Cadena 33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Cadena 34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Cadena 35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Cadena 36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Cadena 37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Cadena 38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Cadena 39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Cadena 40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Cadena 41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Cadena 42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Cadena 43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Cadena 44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Cadena 45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Cadena 46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Cadena 47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Cadena 48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Cadena 49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Cadena 50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Cadena 51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Cadena 52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Cadena 53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Cadena 54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Cadena 55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Cadena 56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Cadena 57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Cadena 58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Cadena 59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Cadena 60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Cadena 61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Cadena 62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Cadena 63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Cadena 64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Cadena 65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Cadena 66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Cadena 67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Cadena 68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Cadena 69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Cadena 70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Cadena 71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Cadena 72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Cadena 73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Cadena 74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Cadena 75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Cadena 76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Cadena 77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Cadena 78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Cadena 79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Cadena 80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Cadena 81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Cadena 82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Cadena 83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Cadena 84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Cadena 85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Cadena 86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Cadena 87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Cadena 88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Cadena 89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Cadena 90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Cadena 91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Cadena 92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Cadena 93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Cadena 94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Cadena 95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Cadena 96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Cadena 97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Cadena 98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Cadena 99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Cadena 100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Cadena 101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Cadena 102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Cadena 103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Cadena 104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Cadena 105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Cadena 106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Cadena 107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Cadena 108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Cadena 109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Cadena 110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Cadena 111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Cadena 112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Cadena 113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Cadena 114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Cadena 115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Cadena 116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Cadena 117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Cadena 118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Cadena 119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Cadena 120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Cadena 121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Cadena 122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Cadena 123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Cadena 124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Cadena 125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Cadena 126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Cadena 127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Cadena 128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Cadena 129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Cadena 130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Cadena 131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Cadena 132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Cadena 133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Cadena 134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Cadena 135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Cadena 136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Cadena 137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Cadena 138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Cadena 139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Cadena 140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Cadena 141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Cadena 142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Cadena 143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Cadena 144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Cadena 145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Cadena 146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Cadena 147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Cadena 148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Cadena 149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Cadena 150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Cadena 151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Cadena 152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Cadena 153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Cadena 154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Cadena 155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Cadena 156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Cadena 157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Cadena 158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Cadena 159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Cadena 160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Cadena 161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Cadena 162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Cadena 163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Cadena 164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Cadena 165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Cadena 166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Cadena 167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Cadena 168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Cadena 169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Cadena 170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Cadena 171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Cadena 172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Cadena 173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Cadena 174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Cadena 175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Cadena 176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Cadena 177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Cadena 178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Cadena 179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Cadena 180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Cadena 181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Cadena 182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Cadena 183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Cadena 184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Cadena 185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Cadena 186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Cadena 187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Cadena 188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Cadena 189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Cadena 190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Cadena 191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Cadena 192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Cadena 193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Cadena 194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Cadena 195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Cadena 196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Cadena 197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Cadena 198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Cadena 199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Cadena 200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Cadena 201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Cadena 202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Cadena 203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Cadena 204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Cadena 205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Cadena 206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Cadena 207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Cadena 208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Cadena 209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Cadena 210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Cadena 211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Cadena 212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Cadena 213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Cadena 214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Cadena 215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Cadena 216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Cadena 217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Cadena 218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Cadena 219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Cadena 220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Cadena 221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Cadena 222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Cadena 223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Cadena 224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Cadena 225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Cadena 226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Cadena 227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Cadena 228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Cadena 229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Cadena 230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Cadena 231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Cadena 232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Cadena 233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Cadena 234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Cadena 235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Cadena 236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Cadena 237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Cadena 238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Cadena 239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Cadena 240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Cadena 241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Cadena 242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Cadena 243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Cadena 244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Cadena 245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Cadena 246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Cadena 247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Cadena 248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Cadena 249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Cadena 250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Cadena 251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Cadena 252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Cadena 253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Cadena 254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Cadena 255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Cadena 256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Cadena 257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Cadena 258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Cadena 259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Cadena 260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Cadena 261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Cadena 262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Cadena 263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Cadena 264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Cadena 265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Cadena 266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Cadena 267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Cadena 268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Cadena 269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Cadena 270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Cadena 271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Cadena 272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Cadena 273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Cadena 274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Cadena 275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Cadena 276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Cadena 277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Cadena 278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Cadena 279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Cadena 280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Cadena 281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Cadena 282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Cadena 283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Cadena 284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Cadena 285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Cadena 286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Cadena 287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Cadena 288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Cadena 289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Cadena 290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Cadena 291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Cadena 292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string" calcext:value-type="string">
            <text:p>Cadena 293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Cadena 294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Cadena 295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Cadena 296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Cadena 297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Cadena 298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Cadena 299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Cadena 300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Cadena 301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Cadena 302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Cadena 303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Cadena 304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Cadena 305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Cadena 306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Cadena 307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Cadena 308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Cadena 309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Cadena 310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Cadena 311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Cadena 312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Cadena 313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Cadena 314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Cadena 315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string" calcext:value-type="string">
            <text:p>Cadena 316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string" calcext:value-type="string">
            <text:p>Cadena 317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string" calcext:value-type="string">
            <text:p>Cadena 318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string" calcext:value-type="string">
            <text:p>Cadena 319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Cadena 320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string" calcext:value-type="string">
            <text:p>Cadena 321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Cadena 322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string" calcext:value-type="string">
            <text:p>Cadena 323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string" calcext:value-type="string">
            <text:p>Cadena 324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string" calcext:value-type="string">
            <text:p>Cadena 325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string" calcext:value-type="string">
            <text:p>Cadena 326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string" calcext:value-type="string">
            <text:p>Cadena 327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string" calcext:value-type="string">
            <text:p>Cadena 328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string" calcext:value-type="string">
            <text:p>Cadena 329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Cadena 330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string" calcext:value-type="string">
            <text:p>Cadena 331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string" calcext:value-type="string">
            <text:p>Cadena 332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string" calcext:value-type="string">
            <text:p>Cadena 333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string" calcext:value-type="string">
            <text:p>Cadena 334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string" calcext:value-type="string">
            <text:p>Cadena 335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string" calcext:value-type="string">
            <text:p>Cadena 336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string" calcext:value-type="string">
            <text:p>Cadena 337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string" calcext:value-type="string">
            <text:p>Cadena 338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string" calcext:value-type="string">
            <text:p>Cadena 339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Cadena 340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string" calcext:value-type="string">
            <text:p>Cadena 341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string" calcext:value-type="string">
            <text:p>Cadena 342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string" calcext:value-type="string">
            <text:p>Cadena 343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string" calcext:value-type="string">
            <text:p>Cadena 344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string" calcext:value-type="string">
            <text:p>Cadena 345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string" calcext:value-type="string">
            <text:p>Cadena 346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string" calcext:value-type="string">
            <text:p>Cadena 347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string" calcext:value-type="string">
            <text:p>Cadena 348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string" calcext:value-type="string">
            <text:p>Cadena 349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string" calcext:value-type="string">
            <text:p>Cadena 350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string" calcext:value-type="string">
            <text:p>Cadena 351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string" calcext:value-type="string">
            <text:p>Cadena 352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string" calcext:value-type="string">
            <text:p>Cadena 353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string" calcext:value-type="string">
            <text:p>Cadena 354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string" calcext:value-type="string">
            <text:p>Cadena 355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string" calcext:value-type="string">
            <text:p>Cadena 356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string" calcext:value-type="string">
            <text:p>Cadena 357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string" calcext:value-type="string">
            <text:p>Cadena 358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string" calcext:value-type="string">
            <text:p>Cadena 359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string" calcext:value-type="string">
            <text:p>Cadena 360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string" calcext:value-type="string">
            <text:p>Cadena 361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string" calcext:value-type="string">
            <text:p>Cadena 362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string" calcext:value-type="string">
            <text:p>Cadena 363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string" calcext:value-type="string">
            <text:p>Cadena 364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string" calcext:value-type="string">
            <text:p>Cadena 365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string" calcext:value-type="string">
            <text:p>Cadena 366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string" calcext:value-type="string">
            <text:p>Cadena 367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string" calcext:value-type="string">
            <text:p>Cadena 368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string" calcext:value-type="string">
            <text:p>Cadena 369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string" calcext:value-type="string">
            <text:p>Cadena 370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string" calcext:value-type="string">
            <text:p>Cadena 371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string" calcext:value-type="string">
            <text:p>Cadena 372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string" calcext:value-type="string">
            <text:p>Cadena 373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string" calcext:value-type="string">
            <text:p>Cadena 374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string" calcext:value-type="string">
            <text:p>Cadena 375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string" calcext:value-type="string">
            <text:p>Cadena 376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string" calcext:value-type="string">
            <text:p>Cadena 377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string" calcext:value-type="string">
            <text:p>Cadena 378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string" calcext:value-type="string">
            <text:p>Cadena 379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string" calcext:value-type="string">
            <text:p>Cadena 380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string" calcext:value-type="string">
            <text:p>Cadena 381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string" calcext:value-type="string">
            <text:p>Cadena 382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string" calcext:value-type="string">
            <text:p>Cadena 383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string" calcext:value-type="string">
            <text:p>Cadena 384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string" calcext:value-type="string">
            <text:p>Cadena 385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string" calcext:value-type="string">
            <text:p>Cadena 386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string" calcext:value-type="string">
            <text:p>Cadena 387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string" calcext:value-type="string">
            <text:p>Cadena 388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string" calcext:value-type="string">
            <text:p>Cadena 389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string" calcext:value-type="string">
            <text:p>Cadena 390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string" calcext:value-type="string">
            <text:p>Cadena 391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Cadena 392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Cadena 393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string" calcext:value-type="string">
            <text:p>Cadena 394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string" calcext:value-type="string">
            <text:p>Cadena 395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Cadena 396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string" calcext:value-type="string">
            <text:p>Cadena 397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string" calcext:value-type="string">
            <text:p>Cadena 398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string" calcext:value-type="string">
            <text:p>Cadena 399</text:p>
          </table:table-cell>
          <table:table-cell office:value-type="date" office:date-value="2023-08-20T15:41:08" calcext:value-type="date">
            <text:p>2023-08-20 15:41:08</text:p>
          </table:table-cell>
        </table:table-row>
      </table:table>
      <table:table table:name="Splits in 400 rows (2 de 3)" table:style-name="ta2">
        <table:table-column table:style-name="co3" table:default-cell-style-name="ce40"/>
        <table:table-column table:style-name="co2" table:default-cell-style-name="ce114"/>
        <table:table-column table:style-name="co2" table:default-cell-style-name="ce20"/>
        <table:table-row table:style-name="ro1">
          <table:table-cell table:style-name="ce1" office:value-type="string" calcext:value-type="string">
            <text:p>Integer</text:p>
          </table:table-cell>
          <table:table-cell table:style-name="ce1" office:value-type="string" calcext:value-type="string">
            <text:p>String</text:p>
          </table:table-cell>
          <table:table-cell table:style-name="ce1" office:value-type="string" calcext:value-type="string">
            <text:p>Datetime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Cadena 400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string" calcext:value-type="string">
            <text:p>Cadena 401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Cadena 402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string" calcext:value-type="string">
            <text:p>Cadena 403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string" calcext:value-type="string">
            <text:p>Cadena 404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string" calcext:value-type="string">
            <text:p>Cadena 405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string" calcext:value-type="string">
            <text:p>Cadena 406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string" calcext:value-type="string">
            <text:p>Cadena 407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string" calcext:value-type="string">
            <text:p>Cadena 408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Cadena 409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string" calcext:value-type="string">
            <text:p>Cadena 410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string" calcext:value-type="string">
            <text:p>Cadena 411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string" calcext:value-type="string">
            <text:p>Cadena 412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string" calcext:value-type="string">
            <text:p>Cadena 413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string" calcext:value-type="string">
            <text:p>Cadena 414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string" calcext:value-type="string">
            <text:p>Cadena 415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string" calcext:value-type="string">
            <text:p>Cadena 416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string" calcext:value-type="string">
            <text:p>Cadena 417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string" calcext:value-type="string">
            <text:p>Cadena 418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string" calcext:value-type="string">
            <text:p>Cadena 419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string" calcext:value-type="string">
            <text:p>Cadena 420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string" calcext:value-type="string">
            <text:p>Cadena 421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string" calcext:value-type="string">
            <text:p>Cadena 422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string" calcext:value-type="string">
            <text:p>Cadena 423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string" calcext:value-type="string">
            <text:p>Cadena 424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string" calcext:value-type="string">
            <text:p>Cadena 425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string" calcext:value-type="string">
            <text:p>Cadena 426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string" calcext:value-type="string">
            <text:p>Cadena 427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string" calcext:value-type="string">
            <text:p>Cadena 428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string" calcext:value-type="string">
            <text:p>Cadena 429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string" calcext:value-type="string">
            <text:p>Cadena 430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string" calcext:value-type="string">
            <text:p>Cadena 431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string" calcext:value-type="string">
            <text:p>Cadena 432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string" calcext:value-type="string">
            <text:p>Cadena 433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string" calcext:value-type="string">
            <text:p>Cadena 434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string" calcext:value-type="string">
            <text:p>Cadena 435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string" calcext:value-type="string">
            <text:p>Cadena 436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string" calcext:value-type="string">
            <text:p>Cadena 437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string" calcext:value-type="string">
            <text:p>Cadena 438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string" calcext:value-type="string">
            <text:p>Cadena 439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string" calcext:value-type="string">
            <text:p>Cadena 440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string" calcext:value-type="string">
            <text:p>Cadena 441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string" calcext:value-type="string">
            <text:p>Cadena 442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string" calcext:value-type="string">
            <text:p>Cadena 443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string" calcext:value-type="string">
            <text:p>Cadena 444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string" calcext:value-type="string">
            <text:p>Cadena 445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string" calcext:value-type="string">
            <text:p>Cadena 446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string" calcext:value-type="string">
            <text:p>Cadena 447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string" calcext:value-type="string">
            <text:p>Cadena 448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string" calcext:value-type="string">
            <text:p>Cadena 449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string" calcext:value-type="string">
            <text:p>Cadena 450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string" calcext:value-type="string">
            <text:p>Cadena 451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string" calcext:value-type="string">
            <text:p>Cadena 452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string" calcext:value-type="string">
            <text:p>Cadena 453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string" calcext:value-type="string">
            <text:p>Cadena 454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string" calcext:value-type="string">
            <text:p>Cadena 455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string" calcext:value-type="string">
            <text:p>Cadena 456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string" calcext:value-type="string">
            <text:p>Cadena 457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string" calcext:value-type="string">
            <text:p>Cadena 458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string" calcext:value-type="string">
            <text:p>Cadena 459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string" calcext:value-type="string">
            <text:p>Cadena 460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string" calcext:value-type="string">
            <text:p>Cadena 461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string" calcext:value-type="string">
            <text:p>Cadena 462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string" calcext:value-type="string">
            <text:p>Cadena 463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string" calcext:value-type="string">
            <text:p>Cadena 464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string" calcext:value-type="string">
            <text:p>Cadena 465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string" calcext:value-type="string">
            <text:p>Cadena 466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string" calcext:value-type="string">
            <text:p>Cadena 467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string" calcext:value-type="string">
            <text:p>Cadena 468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string" calcext:value-type="string">
            <text:p>Cadena 469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string" calcext:value-type="string">
            <text:p>Cadena 470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string" calcext:value-type="string">
            <text:p>Cadena 471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string" calcext:value-type="string">
            <text:p>Cadena 472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string" calcext:value-type="string">
            <text:p>Cadena 473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string" calcext:value-type="string">
            <text:p>Cadena 474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string" calcext:value-type="string">
            <text:p>Cadena 475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string" calcext:value-type="string">
            <text:p>Cadena 476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string" calcext:value-type="string">
            <text:p>Cadena 477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string" calcext:value-type="string">
            <text:p>Cadena 478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string" calcext:value-type="string">
            <text:p>Cadena 479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string" calcext:value-type="string">
            <text:p>Cadena 480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string" calcext:value-type="string">
            <text:p>Cadena 481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string" calcext:value-type="string">
            <text:p>Cadena 482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string" calcext:value-type="string">
            <text:p>Cadena 483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string" calcext:value-type="string">
            <text:p>Cadena 484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string" calcext:value-type="string">
            <text:p>Cadena 485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string" calcext:value-type="string">
            <text:p>Cadena 486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string" calcext:value-type="string">
            <text:p>Cadena 487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string" calcext:value-type="string">
            <text:p>Cadena 488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string" calcext:value-type="string">
            <text:p>Cadena 489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string" calcext:value-type="string">
            <text:p>Cadena 490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string" calcext:value-type="string">
            <text:p>Cadena 491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string" calcext:value-type="string">
            <text:p>Cadena 492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string" calcext:value-type="string">
            <text:p>Cadena 493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string" calcext:value-type="string">
            <text:p>Cadena 494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string" calcext:value-type="string">
            <text:p>Cadena 495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string" calcext:value-type="string">
            <text:p>Cadena 496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string" calcext:value-type="string">
            <text:p>Cadena 497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string" calcext:value-type="string">
            <text:p>Cadena 498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string" calcext:value-type="string">
            <text:p>Cadena 499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Cadena 500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string" calcext:value-type="string">
            <text:p>Cadena 501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Cadena 502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string" calcext:value-type="string">
            <text:p>Cadena 503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string" calcext:value-type="string">
            <text:p>Cadena 504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string" calcext:value-type="string">
            <text:p>Cadena 505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string" calcext:value-type="string">
            <text:p>Cadena 506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string" calcext:value-type="string">
            <text:p>Cadena 507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string" calcext:value-type="string">
            <text:p>Cadena 508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Cadena 509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Cadena 510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string" calcext:value-type="string">
            <text:p>Cadena 511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string" calcext:value-type="string">
            <text:p>Cadena 512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string" calcext:value-type="string">
            <text:p>Cadena 513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string" calcext:value-type="string">
            <text:p>Cadena 514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string" calcext:value-type="string">
            <text:p>Cadena 515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string" calcext:value-type="string">
            <text:p>Cadena 516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string" calcext:value-type="string">
            <text:p>Cadena 517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string" calcext:value-type="string">
            <text:p>Cadena 518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string" calcext:value-type="string">
            <text:p>Cadena 519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string" calcext:value-type="string">
            <text:p>Cadena 520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string" calcext:value-type="string">
            <text:p>Cadena 521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Cadena 522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Cadena 523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string" calcext:value-type="string">
            <text:p>Cadena 524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string" calcext:value-type="string">
            <text:p>Cadena 525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string" calcext:value-type="string">
            <text:p>Cadena 526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string" calcext:value-type="string">
            <text:p>Cadena 527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string" calcext:value-type="string">
            <text:p>Cadena 528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string" calcext:value-type="string">
            <text:p>Cadena 529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string" calcext:value-type="string">
            <text:p>Cadena 530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string" calcext:value-type="string">
            <text:p>Cadena 531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string" calcext:value-type="string">
            <text:p>Cadena 532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string" calcext:value-type="string">
            <text:p>Cadena 533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string" calcext:value-type="string">
            <text:p>Cadena 534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string" calcext:value-type="string">
            <text:p>Cadena 535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string" calcext:value-type="string">
            <text:p>Cadena 536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string" calcext:value-type="string">
            <text:p>Cadena 537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string" calcext:value-type="string">
            <text:p>Cadena 538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Cadena 539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string" calcext:value-type="string">
            <text:p>Cadena 540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string" calcext:value-type="string">
            <text:p>Cadena 541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string" calcext:value-type="string">
            <text:p>Cadena 542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string" calcext:value-type="string">
            <text:p>Cadena 543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string" calcext:value-type="string">
            <text:p>Cadena 544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string" calcext:value-type="string">
            <text:p>Cadena 545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string" calcext:value-type="string">
            <text:p>Cadena 546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string" calcext:value-type="string">
            <text:p>Cadena 547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string" calcext:value-type="string">
            <text:p>Cadena 548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string" calcext:value-type="string">
            <text:p>Cadena 549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string" calcext:value-type="string">
            <text:p>Cadena 550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string" calcext:value-type="string">
            <text:p>Cadena 551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string" calcext:value-type="string">
            <text:p>Cadena 552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string" calcext:value-type="string">
            <text:p>Cadena 553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string" calcext:value-type="string">
            <text:p>Cadena 554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string" calcext:value-type="string">
            <text:p>Cadena 555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string" calcext:value-type="string">
            <text:p>Cadena 556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string" calcext:value-type="string">
            <text:p>Cadena 557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string" calcext:value-type="string">
            <text:p>Cadena 558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string" calcext:value-type="string">
            <text:p>Cadena 559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string" calcext:value-type="string">
            <text:p>Cadena 560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string" calcext:value-type="string">
            <text:p>Cadena 561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string" calcext:value-type="string">
            <text:p>Cadena 562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string" calcext:value-type="string">
            <text:p>Cadena 563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string" calcext:value-type="string">
            <text:p>Cadena 564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string" calcext:value-type="string">
            <text:p>Cadena 565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string" calcext:value-type="string">
            <text:p>Cadena 566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string" calcext:value-type="string">
            <text:p>Cadena 567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string" calcext:value-type="string">
            <text:p>Cadena 568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string" calcext:value-type="string">
            <text:p>Cadena 569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string" calcext:value-type="string">
            <text:p>Cadena 570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string" calcext:value-type="string">
            <text:p>Cadena 571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string" calcext:value-type="string">
            <text:p>Cadena 572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string" calcext:value-type="string">
            <text:p>Cadena 573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string" calcext:value-type="string">
            <text:p>Cadena 574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string" calcext:value-type="string">
            <text:p>Cadena 575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string" calcext:value-type="string">
            <text:p>Cadena 576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string" calcext:value-type="string">
            <text:p>Cadena 577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string" calcext:value-type="string">
            <text:p>Cadena 578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string" calcext:value-type="string">
            <text:p>Cadena 579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string" calcext:value-type="string">
            <text:p>Cadena 580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string" calcext:value-type="string">
            <text:p>Cadena 581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string" calcext:value-type="string">
            <text:p>Cadena 582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string" calcext:value-type="string">
            <text:p>Cadena 583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string" calcext:value-type="string">
            <text:p>Cadena 584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string" calcext:value-type="string">
            <text:p>Cadena 585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string" calcext:value-type="string">
            <text:p>Cadena 586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string" calcext:value-type="string">
            <text:p>Cadena 587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string" calcext:value-type="string">
            <text:p>Cadena 588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string" calcext:value-type="string">
            <text:p>Cadena 589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string" calcext:value-type="string">
            <text:p>Cadena 590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string" calcext:value-type="string">
            <text:p>Cadena 591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string" calcext:value-type="string">
            <text:p>Cadena 592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string" calcext:value-type="string">
            <text:p>Cadena 593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string" calcext:value-type="string">
            <text:p>Cadena 594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string" calcext:value-type="string">
            <text:p>Cadena 595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string" calcext:value-type="string">
            <text:p>Cadena 596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string" calcext:value-type="string">
            <text:p>Cadena 597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string" calcext:value-type="string">
            <text:p>Cadena 598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string" calcext:value-type="string">
            <text:p>Cadena 599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string" calcext:value-type="string">
            <text:p>Cadena 600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string" calcext:value-type="string">
            <text:p>Cadena 601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string" calcext:value-type="string">
            <text:p>Cadena 602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string" calcext:value-type="string">
            <text:p>Cadena 603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string" calcext:value-type="string">
            <text:p>Cadena 604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string" calcext:value-type="string">
            <text:p>Cadena 605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string" calcext:value-type="string">
            <text:p>Cadena 606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string" calcext:value-type="string">
            <text:p>Cadena 607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string" calcext:value-type="string">
            <text:p>Cadena 608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string" calcext:value-type="string">
            <text:p>Cadena 609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string" calcext:value-type="string">
            <text:p>Cadena 610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string" calcext:value-type="string">
            <text:p>Cadena 611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string" calcext:value-type="string">
            <text:p>Cadena 612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string" calcext:value-type="string">
            <text:p>Cadena 613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string" calcext:value-type="string">
            <text:p>Cadena 614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string" calcext:value-type="string">
            <text:p>Cadena 615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string" calcext:value-type="string">
            <text:p>Cadena 616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string" calcext:value-type="string">
            <text:p>Cadena 617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string" calcext:value-type="string">
            <text:p>Cadena 618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string" calcext:value-type="string">
            <text:p>Cadena 619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string" calcext:value-type="string">
            <text:p>Cadena 620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string" calcext:value-type="string">
            <text:p>Cadena 621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string" calcext:value-type="string">
            <text:p>Cadena 622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string" calcext:value-type="string">
            <text:p>Cadena 623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string" calcext:value-type="string">
            <text:p>Cadena 624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string" calcext:value-type="string">
            <text:p>Cadena 625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string" calcext:value-type="string">
            <text:p>Cadena 626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string" calcext:value-type="string">
            <text:p>Cadena 627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string" calcext:value-type="string">
            <text:p>Cadena 628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string" calcext:value-type="string">
            <text:p>Cadena 629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string" calcext:value-type="string">
            <text:p>Cadena 630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string" calcext:value-type="string">
            <text:p>Cadena 631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string" calcext:value-type="string">
            <text:p>Cadena 632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string" calcext:value-type="string">
            <text:p>Cadena 633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string" calcext:value-type="string">
            <text:p>Cadena 634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string" calcext:value-type="string">
            <text:p>Cadena 635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string" calcext:value-type="string">
            <text:p>Cadena 636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string" calcext:value-type="string">
            <text:p>Cadena 637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string" calcext:value-type="string">
            <text:p>Cadena 638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string" calcext:value-type="string">
            <text:p>Cadena 639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string" calcext:value-type="string">
            <text:p>Cadena 640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string" calcext:value-type="string">
            <text:p>Cadena 641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string" calcext:value-type="string">
            <text:p>Cadena 642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string" calcext:value-type="string">
            <text:p>Cadena 643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string" calcext:value-type="string">
            <text:p>Cadena 644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string" calcext:value-type="string">
            <text:p>Cadena 645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string" calcext:value-type="string">
            <text:p>Cadena 646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string" calcext:value-type="string">
            <text:p>Cadena 647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string" calcext:value-type="string">
            <text:p>Cadena 648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string" calcext:value-type="string">
            <text:p>Cadena 649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string" calcext:value-type="string">
            <text:p>Cadena 650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string" calcext:value-type="string">
            <text:p>Cadena 651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string" calcext:value-type="string">
            <text:p>Cadena 652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string" calcext:value-type="string">
            <text:p>Cadena 653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string" calcext:value-type="string">
            <text:p>Cadena 654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string" calcext:value-type="string">
            <text:p>Cadena 655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string" calcext:value-type="string">
            <text:p>Cadena 656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string" calcext:value-type="string">
            <text:p>Cadena 657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string" calcext:value-type="string">
            <text:p>Cadena 658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string" calcext:value-type="string">
            <text:p>Cadena 659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string" calcext:value-type="string">
            <text:p>Cadena 660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string" calcext:value-type="string">
            <text:p>Cadena 661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string" calcext:value-type="string">
            <text:p>Cadena 662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string" calcext:value-type="string">
            <text:p>Cadena 663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string" calcext:value-type="string">
            <text:p>Cadena 664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string" calcext:value-type="string">
            <text:p>Cadena 665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string" calcext:value-type="string">
            <text:p>Cadena 666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string" calcext:value-type="string">
            <text:p>Cadena 667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string" calcext:value-type="string">
            <text:p>Cadena 668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string" calcext:value-type="string">
            <text:p>Cadena 669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string" calcext:value-type="string">
            <text:p>Cadena 670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string" calcext:value-type="string">
            <text:p>Cadena 671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string" calcext:value-type="string">
            <text:p>Cadena 672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string" calcext:value-type="string">
            <text:p>Cadena 673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string" calcext:value-type="string">
            <text:p>Cadena 674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string" calcext:value-type="string">
            <text:p>Cadena 675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string" calcext:value-type="string">
            <text:p>Cadena 676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string" calcext:value-type="string">
            <text:p>Cadena 677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string" calcext:value-type="string">
            <text:p>Cadena 678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string" calcext:value-type="string">
            <text:p>Cadena 679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string" calcext:value-type="string">
            <text:p>Cadena 680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string" calcext:value-type="string">
            <text:p>Cadena 681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string" calcext:value-type="string">
            <text:p>Cadena 682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string" calcext:value-type="string">
            <text:p>Cadena 683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string" calcext:value-type="string">
            <text:p>Cadena 684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string" calcext:value-type="string">
            <text:p>Cadena 685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string" calcext:value-type="string">
            <text:p>Cadena 686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string" calcext:value-type="string">
            <text:p>Cadena 687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string" calcext:value-type="string">
            <text:p>Cadena 688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string" calcext:value-type="string">
            <text:p>Cadena 689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string" calcext:value-type="string">
            <text:p>Cadena 690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string" calcext:value-type="string">
            <text:p>Cadena 691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string" calcext:value-type="string">
            <text:p>Cadena 692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string" calcext:value-type="string">
            <text:p>Cadena 693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string" calcext:value-type="string">
            <text:p>Cadena 694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string" calcext:value-type="string">
            <text:p>Cadena 695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string" calcext:value-type="string">
            <text:p>Cadena 696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string" calcext:value-type="string">
            <text:p>Cadena 697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string" calcext:value-type="string">
            <text:p>Cadena 698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string" calcext:value-type="string">
            <text:p>Cadena 699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string" calcext:value-type="string">
            <text:p>Cadena 700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string" calcext:value-type="string">
            <text:p>Cadena 701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string" calcext:value-type="string">
            <text:p>Cadena 702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string" calcext:value-type="string">
            <text:p>Cadena 703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string" calcext:value-type="string">
            <text:p>Cadena 704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string" calcext:value-type="string">
            <text:p>Cadena 705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string" calcext:value-type="string">
            <text:p>Cadena 706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string" calcext:value-type="string">
            <text:p>Cadena 707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string" calcext:value-type="string">
            <text:p>Cadena 708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string" calcext:value-type="string">
            <text:p>Cadena 709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string" calcext:value-type="string">
            <text:p>Cadena 710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string" calcext:value-type="string">
            <text:p>Cadena 711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string" calcext:value-type="string">
            <text:p>Cadena 712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string" calcext:value-type="string">
            <text:p>Cadena 713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string" calcext:value-type="string">
            <text:p>Cadena 714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string" calcext:value-type="string">
            <text:p>Cadena 715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string" calcext:value-type="string">
            <text:p>Cadena 716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string" calcext:value-type="string">
            <text:p>Cadena 717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string" calcext:value-type="string">
            <text:p>Cadena 718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string" calcext:value-type="string">
            <text:p>Cadena 719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string" calcext:value-type="string">
            <text:p>Cadena 720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string" calcext:value-type="string">
            <text:p>Cadena 721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string" calcext:value-type="string">
            <text:p>Cadena 722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string" calcext:value-type="string">
            <text:p>Cadena 723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string" calcext:value-type="string">
            <text:p>Cadena 724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string" calcext:value-type="string">
            <text:p>Cadena 725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string" calcext:value-type="string">
            <text:p>Cadena 726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string" calcext:value-type="string">
            <text:p>Cadena 727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string" calcext:value-type="string">
            <text:p>Cadena 728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string" calcext:value-type="string">
            <text:p>Cadena 729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string" calcext:value-type="string">
            <text:p>Cadena 730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string" calcext:value-type="string">
            <text:p>Cadena 731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string" calcext:value-type="string">
            <text:p>Cadena 732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string" calcext:value-type="string">
            <text:p>Cadena 733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string" calcext:value-type="string">
            <text:p>Cadena 734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string" calcext:value-type="string">
            <text:p>Cadena 735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string" calcext:value-type="string">
            <text:p>Cadena 736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string" calcext:value-type="string">
            <text:p>Cadena 737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string" calcext:value-type="string">
            <text:p>Cadena 738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string" calcext:value-type="string">
            <text:p>Cadena 739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string" calcext:value-type="string">
            <text:p>Cadena 740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string" calcext:value-type="string">
            <text:p>Cadena 741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string" calcext:value-type="string">
            <text:p>Cadena 742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string" calcext:value-type="string">
            <text:p>Cadena 743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string" calcext:value-type="string">
            <text:p>Cadena 744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string" calcext:value-type="string">
            <text:p>Cadena 745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string" calcext:value-type="string">
            <text:p>Cadena 746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string" calcext:value-type="string">
            <text:p>Cadena 747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string" calcext:value-type="string">
            <text:p>Cadena 748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string" calcext:value-type="string">
            <text:p>Cadena 749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string" calcext:value-type="string">
            <text:p>Cadena 750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string" calcext:value-type="string">
            <text:p>Cadena 751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string" calcext:value-type="string">
            <text:p>Cadena 752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string" calcext:value-type="string">
            <text:p>Cadena 753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string" calcext:value-type="string">
            <text:p>Cadena 754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string" calcext:value-type="string">
            <text:p>Cadena 755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string" calcext:value-type="string">
            <text:p>Cadena 756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string" calcext:value-type="string">
            <text:p>Cadena 757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string" calcext:value-type="string">
            <text:p>Cadena 758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string" calcext:value-type="string">
            <text:p>Cadena 759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string" calcext:value-type="string">
            <text:p>Cadena 760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string" calcext:value-type="string">
            <text:p>Cadena 761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string" calcext:value-type="string">
            <text:p>Cadena 762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string" calcext:value-type="string">
            <text:p>Cadena 763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string" calcext:value-type="string">
            <text:p>Cadena 764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string" calcext:value-type="string">
            <text:p>Cadena 765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string" calcext:value-type="string">
            <text:p>Cadena 766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string" calcext:value-type="string">
            <text:p>Cadena 767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string" calcext:value-type="string">
            <text:p>Cadena 768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string" calcext:value-type="string">
            <text:p>Cadena 769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string" calcext:value-type="string">
            <text:p>Cadena 770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string" calcext:value-type="string">
            <text:p>Cadena 771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string" calcext:value-type="string">
            <text:p>Cadena 772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string" calcext:value-type="string">
            <text:p>Cadena 773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string" calcext:value-type="string">
            <text:p>Cadena 774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string" calcext:value-type="string">
            <text:p>Cadena 775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string" calcext:value-type="string">
            <text:p>Cadena 776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string" calcext:value-type="string">
            <text:p>Cadena 777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string" calcext:value-type="string">
            <text:p>Cadena 778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string" calcext:value-type="string">
            <text:p>Cadena 779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string" calcext:value-type="string">
            <text:p>Cadena 780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string" calcext:value-type="string">
            <text:p>Cadena 781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string" calcext:value-type="string">
            <text:p>Cadena 782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string" calcext:value-type="string">
            <text:p>Cadena 783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string" calcext:value-type="string">
            <text:p>Cadena 784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string" calcext:value-type="string">
            <text:p>Cadena 785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string" calcext:value-type="string">
            <text:p>Cadena 786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string" calcext:value-type="string">
            <text:p>Cadena 787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string" calcext:value-type="string">
            <text:p>Cadena 788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string" calcext:value-type="string">
            <text:p>Cadena 789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string" calcext:value-type="string">
            <text:p>Cadena 790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string" calcext:value-type="string">
            <text:p>Cadena 791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string" calcext:value-type="string">
            <text:p>Cadena 792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string" calcext:value-type="string">
            <text:p>Cadena 793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string" calcext:value-type="string">
            <text:p>Cadena 794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string" calcext:value-type="string">
            <text:p>Cadena 795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string" calcext:value-type="string">
            <text:p>Cadena 796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string" calcext:value-type="string">
            <text:p>Cadena 797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string" calcext:value-type="string">
            <text:p>Cadena 798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string" calcext:value-type="string">
            <text:p>Cadena 799</text:p>
          </table:table-cell>
          <table:table-cell office:value-type="date" office:date-value="2023-08-20T15:41:08" calcext:value-type="date">
            <text:p>2023-08-20 15:41:08</text:p>
          </table:table-cell>
        </table:table-row>
      </table:table>
      <table:table table:name="Splits in 400 rows (3 de 3)" table:style-name="ta2">
        <table:table-column table:style-name="co3" table:default-cell-style-name="ce40"/>
        <table:table-column table:style-name="co2" table:default-cell-style-name="ce114"/>
        <table:table-column table:style-name="co2" table:default-cell-style-name="ce20"/>
        <table:table-row table:style-name="ro1">
          <table:table-cell table:style-name="ce1" office:value-type="string" calcext:value-type="string">
            <text:p>Integer</text:p>
          </table:table-cell>
          <table:table-cell table:style-name="ce1" office:value-type="string" calcext:value-type="string">
            <text:p>String</text:p>
          </table:table-cell>
          <table:table-cell table:style-name="ce1" office:value-type="string" calcext:value-type="string">
            <text:p>Datetime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string" calcext:value-type="string">
            <text:p>Cadena 800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string" calcext:value-type="string">
            <text:p>Cadena 801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string" calcext:value-type="string">
            <text:p>Cadena 802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string" calcext:value-type="string">
            <text:p>Cadena 803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string" calcext:value-type="string">
            <text:p>Cadena 804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string" calcext:value-type="string">
            <text:p>Cadena 805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string" calcext:value-type="string">
            <text:p>Cadena 806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string" calcext:value-type="string">
            <text:p>Cadena 807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string" calcext:value-type="string">
            <text:p>Cadena 808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string" calcext:value-type="string">
            <text:p>Cadena 809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string" calcext:value-type="string">
            <text:p>Cadena 810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string" calcext:value-type="string">
            <text:p>Cadena 811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string" calcext:value-type="string">
            <text:p>Cadena 812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string" calcext:value-type="string">
            <text:p>Cadena 813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string" calcext:value-type="string">
            <text:p>Cadena 814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string" calcext:value-type="string">
            <text:p>Cadena 815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string" calcext:value-type="string">
            <text:p>Cadena 816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string" calcext:value-type="string">
            <text:p>Cadena 817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string" calcext:value-type="string">
            <text:p>Cadena 818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string" calcext:value-type="string">
            <text:p>Cadena 819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string" calcext:value-type="string">
            <text:p>Cadena 820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string" calcext:value-type="string">
            <text:p>Cadena 821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string" calcext:value-type="string">
            <text:p>Cadena 822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string" calcext:value-type="string">
            <text:p>Cadena 823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string" calcext:value-type="string">
            <text:p>Cadena 824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string" calcext:value-type="string">
            <text:p>Cadena 825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string" calcext:value-type="string">
            <text:p>Cadena 826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string" calcext:value-type="string">
            <text:p>Cadena 827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string" calcext:value-type="string">
            <text:p>Cadena 828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string" calcext:value-type="string">
            <text:p>Cadena 829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string" calcext:value-type="string">
            <text:p>Cadena 830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string" calcext:value-type="string">
            <text:p>Cadena 831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string" calcext:value-type="string">
            <text:p>Cadena 832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string" calcext:value-type="string">
            <text:p>Cadena 833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string" calcext:value-type="string">
            <text:p>Cadena 834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string" calcext:value-type="string">
            <text:p>Cadena 835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string" calcext:value-type="string">
            <text:p>Cadena 836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string" calcext:value-type="string">
            <text:p>Cadena 837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string" calcext:value-type="string">
            <text:p>Cadena 838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string" calcext:value-type="string">
            <text:p>Cadena 839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string" calcext:value-type="string">
            <text:p>Cadena 840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string" calcext:value-type="string">
            <text:p>Cadena 841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string" calcext:value-type="string">
            <text:p>Cadena 842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string" calcext:value-type="string">
            <text:p>Cadena 843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string" calcext:value-type="string">
            <text:p>Cadena 844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string" calcext:value-type="string">
            <text:p>Cadena 845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string" calcext:value-type="string">
            <text:p>Cadena 846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string" calcext:value-type="string">
            <text:p>Cadena 847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string" calcext:value-type="string">
            <text:p>Cadena 848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string" calcext:value-type="string">
            <text:p>Cadena 849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string" calcext:value-type="string">
            <text:p>Cadena 850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string" calcext:value-type="string">
            <text:p>Cadena 851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string" calcext:value-type="string">
            <text:p>Cadena 852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string" calcext:value-type="string">
            <text:p>Cadena 853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string" calcext:value-type="string">
            <text:p>Cadena 854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string" calcext:value-type="string">
            <text:p>Cadena 855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string" calcext:value-type="string">
            <text:p>Cadena 856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string" calcext:value-type="string">
            <text:p>Cadena 857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string" calcext:value-type="string">
            <text:p>Cadena 858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string" calcext:value-type="string">
            <text:p>Cadena 859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string" calcext:value-type="string">
            <text:p>Cadena 860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string" calcext:value-type="string">
            <text:p>Cadena 861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string" calcext:value-type="string">
            <text:p>Cadena 862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string" calcext:value-type="string">
            <text:p>Cadena 863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string" calcext:value-type="string">
            <text:p>Cadena 864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string" calcext:value-type="string">
            <text:p>Cadena 865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string" calcext:value-type="string">
            <text:p>Cadena 866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string" calcext:value-type="string">
            <text:p>Cadena 867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string" calcext:value-type="string">
            <text:p>Cadena 868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string" calcext:value-type="string">
            <text:p>Cadena 869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string" calcext:value-type="string">
            <text:p>Cadena 870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string" calcext:value-type="string">
            <text:p>Cadena 871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string" calcext:value-type="string">
            <text:p>Cadena 872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string" calcext:value-type="string">
            <text:p>Cadena 873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string" calcext:value-type="string">
            <text:p>Cadena 874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string" calcext:value-type="string">
            <text:p>Cadena 875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string" calcext:value-type="string">
            <text:p>Cadena 876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string" calcext:value-type="string">
            <text:p>Cadena 877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string" calcext:value-type="string">
            <text:p>Cadena 878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string" calcext:value-type="string">
            <text:p>Cadena 879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string" calcext:value-type="string">
            <text:p>Cadena 880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string" calcext:value-type="string">
            <text:p>Cadena 881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string" calcext:value-type="string">
            <text:p>Cadena 882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string" calcext:value-type="string">
            <text:p>Cadena 883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string" calcext:value-type="string">
            <text:p>Cadena 884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string" calcext:value-type="string">
            <text:p>Cadena 885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string" calcext:value-type="string">
            <text:p>Cadena 886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string" calcext:value-type="string">
            <text:p>Cadena 887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string" calcext:value-type="string">
            <text:p>Cadena 888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string" calcext:value-type="string">
            <text:p>Cadena 889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string" calcext:value-type="string">
            <text:p>Cadena 890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string" calcext:value-type="string">
            <text:p>Cadena 891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string" calcext:value-type="string">
            <text:p>Cadena 892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string" calcext:value-type="string">
            <text:p>Cadena 893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string" calcext:value-type="string">
            <text:p>Cadena 894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string" calcext:value-type="string">
            <text:p>Cadena 895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string" calcext:value-type="string">
            <text:p>Cadena 896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string" calcext:value-type="string">
            <text:p>Cadena 897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string" calcext:value-type="string">
            <text:p>Cadena 898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string" calcext:value-type="string">
            <text:p>Cadena 899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string" calcext:value-type="string">
            <text:p>Cadena 900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string" calcext:value-type="string">
            <text:p>Cadena 901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string" calcext:value-type="string">
            <text:p>Cadena 902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string" calcext:value-type="string">
            <text:p>Cadena 903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string" calcext:value-type="string">
            <text:p>Cadena 904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string" calcext:value-type="string">
            <text:p>Cadena 905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string" calcext:value-type="string">
            <text:p>Cadena 906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string" calcext:value-type="string">
            <text:p>Cadena 907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string" calcext:value-type="string">
            <text:p>Cadena 908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string" calcext:value-type="string">
            <text:p>Cadena 909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string" calcext:value-type="string">
            <text:p>Cadena 910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string" calcext:value-type="string">
            <text:p>Cadena 911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string" calcext:value-type="string">
            <text:p>Cadena 912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string" calcext:value-type="string">
            <text:p>Cadena 913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string" calcext:value-type="string">
            <text:p>Cadena 914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string" calcext:value-type="string">
            <text:p>Cadena 915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string" calcext:value-type="string">
            <text:p>Cadena 916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string" calcext:value-type="string">
            <text:p>Cadena 917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string" calcext:value-type="string">
            <text:p>Cadena 918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string" calcext:value-type="string">
            <text:p>Cadena 919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string" calcext:value-type="string">
            <text:p>Cadena 920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string" calcext:value-type="string">
            <text:p>Cadena 921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string" calcext:value-type="string">
            <text:p>Cadena 922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string" calcext:value-type="string">
            <text:p>Cadena 923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string" calcext:value-type="string">
            <text:p>Cadena 924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string" calcext:value-type="string">
            <text:p>Cadena 925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string" calcext:value-type="string">
            <text:p>Cadena 926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string" calcext:value-type="string">
            <text:p>Cadena 927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string" calcext:value-type="string">
            <text:p>Cadena 928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string" calcext:value-type="string">
            <text:p>Cadena 929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string" calcext:value-type="string">
            <text:p>Cadena 930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string" calcext:value-type="string">
            <text:p>Cadena 931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string" calcext:value-type="string">
            <text:p>Cadena 932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string" calcext:value-type="string">
            <text:p>Cadena 933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string" calcext:value-type="string">
            <text:p>Cadena 934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string" calcext:value-type="string">
            <text:p>Cadena 935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string" calcext:value-type="string">
            <text:p>Cadena 936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string" calcext:value-type="string">
            <text:p>Cadena 937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string" calcext:value-type="string">
            <text:p>Cadena 938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string" calcext:value-type="string">
            <text:p>Cadena 939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string" calcext:value-type="string">
            <text:p>Cadena 940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string" calcext:value-type="string">
            <text:p>Cadena 941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string" calcext:value-type="string">
            <text:p>Cadena 942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string" calcext:value-type="string">
            <text:p>Cadena 943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string" calcext:value-type="string">
            <text:p>Cadena 944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string" calcext:value-type="string">
            <text:p>Cadena 945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string" calcext:value-type="string">
            <text:p>Cadena 946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string" calcext:value-type="string">
            <text:p>Cadena 947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string" calcext:value-type="string">
            <text:p>Cadena 948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string" calcext:value-type="string">
            <text:p>Cadena 949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string" calcext:value-type="string">
            <text:p>Cadena 950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string" calcext:value-type="string">
            <text:p>Cadena 951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string" calcext:value-type="string">
            <text:p>Cadena 952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string" calcext:value-type="string">
            <text:p>Cadena 953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string" calcext:value-type="string">
            <text:p>Cadena 954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string" calcext:value-type="string">
            <text:p>Cadena 955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string" calcext:value-type="string">
            <text:p>Cadena 956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string" calcext:value-type="string">
            <text:p>Cadena 957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string" calcext:value-type="string">
            <text:p>Cadena 958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string" calcext:value-type="string">
            <text:p>Cadena 959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string" calcext:value-type="string">
            <text:p>Cadena 960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string" calcext:value-type="string">
            <text:p>Cadena 961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string" calcext:value-type="string">
            <text:p>Cadena 962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string" calcext:value-type="string">
            <text:p>Cadena 963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string" calcext:value-type="string">
            <text:p>Cadena 964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string" calcext:value-type="string">
            <text:p>Cadena 965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string" calcext:value-type="string">
            <text:p>Cadena 966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string" calcext:value-type="string">
            <text:p>Cadena 967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string" calcext:value-type="string">
            <text:p>Cadena 968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string" calcext:value-type="string">
            <text:p>Cadena 969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string" calcext:value-type="string">
            <text:p>Cadena 970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string" calcext:value-type="string">
            <text:p>Cadena 971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string" calcext:value-type="string">
            <text:p>Cadena 972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string" calcext:value-type="string">
            <text:p>Cadena 973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string" calcext:value-type="string">
            <text:p>Cadena 974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string" calcext:value-type="string">
            <text:p>Cadena 975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string" calcext:value-type="string">
            <text:p>Cadena 976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string" calcext:value-type="string">
            <text:p>Cadena 977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string" calcext:value-type="string">
            <text:p>Cadena 978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string" calcext:value-type="string">
            <text:p>Cadena 979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string" calcext:value-type="string">
            <text:p>Cadena 980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string" calcext:value-type="string">
            <text:p>Cadena 981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string" calcext:value-type="string">
            <text:p>Cadena 982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string" calcext:value-type="string">
            <text:p>Cadena 983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string" calcext:value-type="string">
            <text:p>Cadena 984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string" calcext:value-type="string">
            <text:p>Cadena 985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string" calcext:value-type="string">
            <text:p>Cadena 986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string" calcext:value-type="string">
            <text:p>Cadena 987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string" calcext:value-type="string">
            <text:p>Cadena 988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string" calcext:value-type="string">
            <text:p>Cadena 989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string" calcext:value-type="string">
            <text:p>Cadena 990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string" calcext:value-type="string">
            <text:p>Cadena 991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string" calcext:value-type="string">
            <text:p>Cadena 992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string" calcext:value-type="string">
            <text:p>Cadena 993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string" calcext:value-type="string">
            <text:p>Cadena 994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string" calcext:value-type="string">
            <text:p>Cadena 995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string" calcext:value-type="string">
            <text:p>Cadena 996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string" calcext:value-type="string">
            <text:p>Cadena 997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string" calcext:value-type="string">
            <text:p>Cadena 998</text:p>
          </table:table-cell>
          <table:table-cell office:value-type="date" office:date-value="2023-08-20T15:41:08" calcext:value-type="date">
            <text:p>2023-08-20 15:41:08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string" calcext:value-type="string">
            <text:p>Cadena 999</text:p>
          </table:table-cell>
          <table:table-cell office:value-type="date" office:date-value="2023-08-20T15:41:08" calcext:value-type="date">
            <text:p>2023-08-20 15:41:08</text:p>
          </table:table-cell>
        </table:table-row>
      </table:table>
      <table:table table:name="Internal style names" table:style-name="ta2">
        <table:table-column table:style-name="co2" table:default-cell-style-name="ce114"/>
        <table:table-column table:style-name="co2" table:default-cell-style-name="Default"/>
        <table:table-row table:style-name="ro1">
          <table:table-cell table:style-name="ce1" office:value-type="string" calcext:value-type="string">
            <text:p>CellStyles</text:p>
          </table:table-cell>
          <table:table-cell table:style-name="ce1" office:value-type="string" calcext:value-type="string">
            <text:p>PageStyles</text:p>
          </table:table-cell>
        </table:table-row>
        <table:table-row table:style-name="ro1">
          <table:table-cell office:value-type="string" calcext:value-type="string">
            <text:p>Accent</text:p>
          </table:table-cell>
          <table:table-cell table:style-name="ce114" office:value-type="string" calcext:value-type="string">
            <text:p>Default</text:p>
          </table:table-cell>
        </table:table-row>
        <table:table-row table:style-name="ro1">
          <table:table-cell office:value-type="string" calcext:value-type="string">
            <text:p>Accent 1</text:p>
          </table:table-cell>
          <table:table-cell table:style-name="ce114" office:value-type="string" calcext:value-type="string">
            <text:p>Portrait</text:p>
          </table:table-cell>
        </table:table-row>
        <table:table-row table:style-name="ro1">
          <table:table-cell office:value-type="string" calcext:value-type="string">
            <text:p>Accent 2</text:p>
          </table:table-cell>
          <table:table-cell table:style-name="ce114" office:value-type="string" calcext:value-type="string">
            <text:p>Report</text:p>
          </table:table-cell>
        </table:table-row>
        <table:table-row table:style-name="ro1">
          <table:table-cell office:value-type="string" calcext:value-type="string">
            <text:p>Accent 3</text:p>
          </table:table-cell>
          <table:table-cell/>
        </table:table-row>
        <table:table-row table:style-name="ro1">
          <table:table-cell office:value-type="string" calcext:value-type="string">
            <text:p>Bad</text:p>
          </table:table-cell>
          <table:table-cell/>
        </table:table-row>
        <table:table-row table:style-name="ro1">
          <table:table-cell office:value-type="string" calcext:value-type="string">
            <text:p>Bold</text:p>
          </table:table-cell>
          <table:table-cell/>
        </table:table-row>
        <table:table-row table:style-name="ro1">
          <table:table-cell office:value-type="string" calcext:value-type="string">
            <text:p>BoldCenter</text:p>
          </table:table-cell>
          <table:table-cell/>
        </table:table-row>
        <table:table-row table:style-name="ro1">
          <table:table-cell office:value-type="string" calcext:value-type="string">
            <text:p>Bool</text:p>
          </table:table-cell>
          <table:table-cell/>
        </table:table-row>
        <table:table-row table:style-name="ro1">
          <table:table-cell office:value-type="string" calcext:value-type="string">
            <text:p>Center</text:p>
          </table:table-cell>
          <table:table-cell/>
        </table:table-row>
        <table:table-row table:style-name="ro1">
          <table:table-cell office:value-type="string" calcext:value-type="string">
            <text:p>Date</text:p>
          </table:table-cell>
          <table:table-cell/>
        </table:table-row>
        <table:table-row table:style-name="ro1">
          <table:table-cell office:value-type="string" calcext:value-type="string">
            <text:p>Datetime</text:p>
          </table:table-cell>
          <table:table-cell/>
        </table:table-row>
        <table:table-row table:style-name="ro1">
          <table:table-cell office:value-type="string" calcext:value-type="string">
            <text:p>Default</text:p>
          </table:table-cell>
          <table:table-cell/>
        </table:table-row>
        <table:table-row table:style-name="ro1">
          <table:table-cell office:value-type="string" calcext:value-type="string">
            <text:p>EUR</text:p>
          </table:table-cell>
          <table:table-cell/>
        </table:table-row>
        <table:table-row table:style-name="ro1">
          <table:table-cell office:value-type="string" calcext:value-type="string">
            <text:p>Error</text:p>
          </table:table-cell>
          <table:table-cell/>
        </table:table-row>
        <table:table-row table:style-name="ro1">
          <table:table-cell office:value-type="string" calcext:value-type="string">
            <text:p>Float2</text:p>
          </table:table-cell>
          <table:table-cell/>
        </table:table-row>
        <table:table-row table:style-name="ro1">
          <table:table-cell office:value-type="string" calcext:value-type="string">
            <text:p>Float6</text:p>
          </table:table-cell>
          <table:table-cell/>
        </table:table-row>
        <table:table-row table:style-name="ro1">
          <table:table-cell office:value-type="string" calcext:value-type="string">
            <text:p>Footnote</text:p>
          </table:table-cell>
          <table:table-cell/>
        </table:table-row>
        <table:table-row table:style-name="ro1">
          <table:table-cell office:value-type="string" calcext:value-type="string">
            <text:p>Good</text:p>
          </table:table-cell>
          <table:table-cell/>
        </table:table-row>
        <table:table-row table:style-name="ro1">
          <table:table-cell office:value-type="string" calcext:value-type="string">
            <text:p>Heading</text:p>
          </table:table-cell>
          <table:table-cell/>
        </table:table-row>
        <table:table-row table:style-name="ro1">
          <table:table-cell office:value-type="string" calcext:value-type="string">
            <text:p>Heading 1</text:p>
          </table:table-cell>
          <table:table-cell/>
        </table:table-row>
        <table:table-row table:style-name="ro1">
          <table:table-cell office:value-type="string" calcext:value-type="string">
            <text:p>Heading 2</text:p>
          </table:table-cell>
          <table:table-cell/>
        </table:table-row>
        <table:table-row table:style-name="ro1">
          <table:table-cell office:value-type="string" calcext:value-type="string">
            <text:p>Hyperlink</text:p>
          </table:table-cell>
          <table:table-cell/>
        </table:table-row>
        <table:table-row table:style-name="ro1">
          <table:table-cell office:value-type="string" calcext:value-type="string">
            <text:p>Integer</text:p>
          </table:table-cell>
          <table:table-cell/>
        </table:table-row>
        <table:table-row table:style-name="ro1">
          <table:table-cell office:value-type="string" calcext:value-type="string">
            <text:p>Neutral</text:p>
          </table:table-cell>
          <table:table-cell/>
        </table:table-row>
        <table:table-row table:style-name="ro1">
          <table:table-cell office:value-type="string" calcext:value-type="string">
            <text:p>Normal</text:p>
          </table:table-cell>
          <table:table-cell/>
        </table:table-row>
        <table:table-row table:style-name="ro1">
          <table:table-cell office:value-type="string" calcext:value-type="string">
            <text:p>Note</text:p>
          </table:table-cell>
          <table:table-cell/>
        </table:table-row>
        <table:table-row table:style-name="ro1">
          <table:table-cell office:value-type="string" calcext:value-type="string">
            <text:p>Percentage</text:p>
          </table:table-cell>
          <table:table-cell/>
        </table:table-row>
        <table:table-row table:style-name="ro1">
          <table:table-cell office:value-type="string" calcext:value-type="string">
            <text:p>Result</text:p>
          </table:table-cell>
          <table:table-cell/>
        </table:table-row>
        <table:table-row table:style-name="ro1">
          <table:table-cell office:value-type="string" calcext:value-type="string">
            <text:p>Right</text:p>
          </table:table-cell>
          <table:table-cell/>
        </table:table-row>
        <table:table-row table:style-name="ro1">
          <table:table-cell office:value-type="string" calcext:value-type="string">
            <text:p>Status</text:p>
          </table:table-cell>
          <table:table-cell/>
        </table:table-row>
        <table:table-row table:style-name="ro1">
          <table:table-cell office:value-type="string" calcext:value-type="string">
            <text:p>Text</text:p>
          </table:table-cell>
          <table:table-cell/>
        </table:table-row>
        <table:table-row table:style-name="ro1">
          <table:table-cell office:value-type="string" calcext:value-type="string">
            <text:p>Time</text:p>
          </table:table-cell>
          <table:table-cell/>
        </table:table-row>
        <table:table-row table:style-name="ro1">
          <table:table-cell office:value-type="string" calcext:value-type="string">
            <text:p>USD</text:p>
          </table:table-cell>
          <table:table-cell/>
        </table:table-row>
        <table:table-row table:style-name="ro1">
          <table:table-cell office:value-type="string" calcext:value-type="string">
            <text:p>VerticalBoldCenter</text:p>
          </table:table-cell>
          <table:table-cell/>
        </table:table-row>
        <table:table-row table:style-name="ro1">
          <table:table-cell office:value-type="string" calcext:value-type="string">
            <text:p>VerticalCenter</text:p>
          </table:table-cell>
          <table:table-cell/>
        </table:table-row>
        <table:table-row table:style-name="ro1">
          <table:table-cell office:value-type="string" calcext:value-type="string">
            <text:p>Warning</text:p>
          </table:table-cell>
          <table:table-cell/>
        </table:table-row>
      </table:table>
      <table:table table:name="Internal statistcs" table:style-name="ta2">
        <table:table-column table:style-name="co2" table:default-cell-style-name="ce117"/>
        <table:table-column table:style-name="co4" table:default-cell-style-name="ce40"/>
        <table:table-column table:style-name="co4" table:default-cell-style-name="ce92"/>
        <table:table-column table:style-name="co4" table:default-cell-style-name="ce82"/>
        <table:table-column table:style-name="co4" table:number-columns-repeated="7" table:default-cell-style-name="Default"/>
        <table:table-row table:style-name="ro1">
          <table:table-cell table:style-name="ce8" office:value-type="string" calcext:value-type="string">
            <text:p>Document generation</text:p>
          </table:table-cell>
          <table:table-cell table:style-name="ce118" office:value-type="string" calcext:value-type="string" table:number-columns-spanned="2" table:number-rows-spanned="1">
            <text:p>0:00:17.708770</text:p>
          </table:table-cell>
          <table:covered-table-cell table:style-name="Default"/>
          <table:table-cell table:style-name="Default"/>
          <table:table-cell table:number-columns-repeated="7"/>
        </table:table-row>
        <table:table-row table:style-name="ro1">
          <table:table-cell table:style-name="Default" table:number-columns-repeated="4"/>
          <table:table-cell table:number-columns-repeated="7"/>
        </table:table-row>
        <table:table-row table:style-name="ro1">
          <table:table-cell table:style-name="ce1" office:value-type="string" calcext:value-type="string">
            <text:p>Concepto</text:p>
          </table:table-cell>
          <table:table-cell table:style-name="ce1" office:value-type="string" calcext:value-type="string">
            <text:p>Número</text:p>
          </table:table-cell>
          <table:table-cell table:style-name="ce1" office:value-type="string" calcext:value-type="string">
            <text:p>Segundos totales</text:p>
          </table:table-cell>
          <table:table-cell table:style-name="ce1" office:value-type="string" calcext:value-type="string">
            <text:p>Medi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eldas</text:p>
          </table:table-cell>
          <table:table-cell office:value-type="float" office:value="276" calcext:value-type="float">
            <text:p>276</text:p>
          </table:table-cell>
          <table:table-cell office:value-type="float" office:value="6.447619" calcext:value-type="float">
            <text:p>6,45</text:p>
          </table:table-cell>
          <table:table-cell office:value-type="float" office:value="0.0233411726618705" calcext:value-type="float">
            <text:p>0,02334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eldas unidas</text:p>
          </table:table-cell>
          <table:table-cell office:value-type="float" office:value="14" calcext:value-type="float">
            <text:p>14</text:p>
          </table:table-cell>
          <table:table-cell office:value-type="float" office:value="0.497766" calcext:value-type="float">
            <text:p>0,50</text:p>
          </table:table-cell>
          <table:table-cell office:value-type="float" office:value="0.0355547142857143" calcext:value-type="float">
            <text:p>0,03555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ectura de celdas</text:p>
          </table:table-cell>
          <table:table-cell office:value-type="float" office:value="12" calcext:value-type="float">
            <text:p>12</text:p>
          </table:table-cell>
          <table:table-cell office:value-type="float" office:value="0.31548" calcext:value-type="float">
            <text:p>0,32</text:p>
          </table:table-cell>
          <table:table-cell office:value-type="float" office:value="0.02629" calcext:value-type="float">
            <text:p>0,02629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uevas hojas</text:p>
          </table:table-cell>
          <table:table-cell office:value-type="float" office:value="9" calcext:value-type="float">
            <text:p>9</text:p>
          </table:table-cell>
          <table:table-cell office:value-type="float" office:value="0.345756" calcext:value-type="float">
            <text:p>0,35</text:p>
          </table:table-cell>
          <table:table-cell office:value-type="float" office:value="0.0384173333333333" calcext:value-type="float">
            <text:p>0,03841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nmovilizaciones de hoja</text:p>
          </table:table-cell>
          <table:table-cell office:value-type="float" office:value="5" calcext:value-type="float">
            <text:p>5</text:p>
          </table:table-cell>
          <table:table-cell office:value-type="float" office:value="1.249575" calcext:value-type="float">
            <text:p>1,25</text:p>
          </table:table-cell>
          <table:table-cell office:value-type="float" office:value="0.249915" calcext:value-type="float">
            <text:p>0,249915</text:p>
          </table:table-cell>
          <table:table-cell table:number-columns-repeated="7"/>
        </table:table-row>
        <table:table-row table:style-name="ro1">
          <table:table-cell table:style-name="ce115" office:value-type="string" calcext:value-type="string">
            <text:p>Total</text:p>
          </table:table-cell>
          <table:table-cell table:style-name="ce35" table:formula="of:=SUM([.B4:.B8])" office:value-type="float" office:value="316" calcext:value-type="float">
            <text:p>316</text:p>
          </table:table-cell>
          <table:table-cell table:style-name="ce87" table:formula="of:=SUM([.C4:.C8])" office:value-type="float" office:value="8.856196" calcext:value-type="float">
            <text:p>8,86</text:p>
          </table:table-cell>
          <table:table-cell table:style-name="ce35"/>
          <table:table-cell table:number-columns-repeated="7"/>
        </table:table-row>
      </table:table>
      <table:named-expressions>
        <table:named-range table:name="MYNAME" table:base-cell-address="$Styles.$A$1" table:cell-range-address=".A1"/>
      </table:named-expressions>
      <table:database-ranges>
        <table:database-range table:name="__Anonymous_Sheet_DB__3" table:target-range-address="Sort.C2:Sort.C10" table:contains-header="false">
          <table:sort table:case-sensitive="true"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Liberation Sans1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date-style style:name="N49">
      <number:year number:style="long"/>
      <number:text>-</number:text>
      <number:month number:style="long"/>
      <number:text>-</number:text>
      <number:day number:style="long"/>
    </number:date-style>
    <number:time-style style:name="N61">
      <number:hours number:style="long"/>
      <number:text>:</number:text>
      <number:minutes number:style="long"/>
      <number:text>:</number:text>
      <number:seconds number:style="long"/>
    </number:time-style>
    <number:date-style style:name="N73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boolean-style style:name="N99">
      <number:boolean/>
    </number:boolean-style>
    <number:text-style style:name="N100">
      <number:text-content/>
    </number:text-style>
    <number:percentage-style style:name="N111P0" style:volatile="true">
      <number:number number:decimal-places="2" number:min-decimal-places="2" number:min-integer-digits="1"/>
      <number:text> %</number:text>
    </number:percentage-style>
    <number:percentage-style style:name="N111">
      <style:text-properties fo:color="#ff0000"/>
      <number:text>-</number:text>
      <number:number number:decimal-places="2" number:min-decimal-places="2" number:min-integer-digits="1"/>
      <number:text> %</number:text>
      <style:map style:condition="value()&gt;=0" style:apply-style-name="N111P0"/>
    </number:percentage-style>
    <number:currency-style style:name="N113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3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3P0"/>
    </number:currency-style>
    <number:currency-style style:name="N115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5P0"/>
    </number:currency-style>
    <number:number-style style:name="N117P0" style:volatile="true">
      <number:number number:decimal-places="6" number:min-decimal-places="6" number:min-integer-digits="1" number:grouping="true"/>
    </number:number-style>
    <number:number-style style:name="N117">
      <style:text-properties fo:color="#ff0000"/>
      <number:text>-</number:text>
      <number:number number:decimal-places="6" number:min-decimal-places="6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8P0"/>
    </number:number-style>
    <number:number-style style:name="N119P0" style:volatile="true">
      <number:number number:decimal-places="0" number:min-decimal-places="0" number:min-integer-digits="1" number:grouping="true"/>
    </number:number-style>
    <number:number-style style:name="N119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9P0"/>
    </number:number-style>
    <number:number-style style:name="N121P0" style:volatile="true">
      <number:number number:decimal-places="6" number:min-decimal-places="6" number:min-integer-digits="1"/>
    </number:number-style>
    <number:number-style style:name="N121">
      <style:text-properties fo:color="#ff0000"/>
      <number:text>-</number:text>
      <number:number number:decimal-places="6" number:min-decimal-places="6" number:min-integer-digits="1"/>
      <style:map style:condition="value()&gt;=0" style:apply-style-name="N121P0"/>
    </number:number-style>
    <number:number-style style:name="N122P0" style:volatile="true">
      <number:number number:decimal-places="2" number:min-decimal-places="2" number:min-integer-digits="1"/>
    </number:number-style>
    <number:number-style style:name="N122">
      <style:text-properties fo:color="#ff0000"/>
      <number:text>-</number:text>
      <number:number number:decimal-places="2" number:min-decimal-places="2" number:min-integer-digits="1"/>
      <style:map style:condition="value()&gt;=0" style:apply-style-name="N122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ercentage" style:family="table-cell" style:parent-style-name="Default" style:data-style-name="N111">
      <style:table-cell-properties style:diagonal-bl-tr="none" style:diagonal-tl-br="none" style:text-align-source="fix" style:repeat-content="false" fo:border="0.06pt solid #000000" style:vertical-align="middle"/>
      <style:paragraph-properties fo:text-align="end"/>
    </style:style>
    <style:style style:name="Float6" style:family="table-cell" style:parent-style-name="Default" style:data-style-name="N117">
      <style:table-cell-properties style:diagonal-bl-tr="none" style:diagonal-tl-br="none" style:text-align-source="fix" style:repeat-content="false" fo:border="0.06pt solid #000000"/>
      <style:paragraph-properties fo:text-align="end"/>
    </style:style>
    <style:style style:name="Float2" style:family="table-cell" style:parent-style-name="Float6" style:data-style-name="N118"/>
    <style:style style:name="EUR" style:family="table-cell" style:parent-style-name="Default" style:data-style-name="N113">
      <style:table-cell-properties style:diagonal-bl-tr="none" style:diagonal-tl-br="none" fo:border="0.06pt solid #000000" style:vertical-align="middle"/>
    </style:style>
    <style:style style:name="USD" style:family="table-cell" style:parent-style-name="EUR" style:data-style-name="N115"/>
    <style:style style:name="Date" style:family="table-cell" style:parent-style-name="Default" style:data-style-name="N49">
      <style:table-cell-properties style:diagonal-bl-tr="none" style:diagonal-tl-br="none" fo:border="0.06pt solid #000000" style:vertical-align="middle"/>
    </style:style>
    <style:style style:name="Datetime" style:family="table-cell" style:parent-style-name="Date" style:data-style-name="N73"/>
    <style:style style:name="Time" style:family="table-cell" style:parent-style-name="Datetime" style:data-style-name="N61"/>
    <style:style style:name="Bool" style:family="table-cell" style:parent-style-name="Default" style:data-style-name="N99">
      <style:table-cell-properties style:diagonal-bl-tr="none" style:diagonal-tl-br="none" fo:border="0.06pt solid #000000" style:vertical-align="middle"/>
    </style:style>
    <style:style style:name="BoldCenter" style:family="table-cell" style:parent-style-name="Default" style:data-style-name="N100">
      <style:table-cell-properties style:diagonal-bl-tr="none" style:diagonal-tl-br="none" style:text-align-source="fix" style:repeat-content="false" fo:border="0.06pt solid #000000" style:vertical-align="bottom"/>
      <style:paragraph-properties fo:text-align="center"/>
      <style:text-properties fo:font-weight="bold"/>
    </style:style>
    <style:style style:name="Bold" style:family="table-cell" style:parent-style-name="BoldCenter">
      <style:table-cell-properties style:text-align-source="fix" style:repeat-content="false" style:vertical-align="middle"/>
      <style:paragraph-properties fo:text-align="start"/>
    </style:style>
    <style:style style:name="Integer" style:family="table-cell" style:parent-style-name="Float6" style:data-style-name="N119"/>
    <style:style style:name="Normal" style:family="table-cell" style:parent-style-name="Default" style:data-style-name="N100">
      <style:table-cell-properties style:diagonal-bl-tr="none" style:diagonal-tl-br="none" fo:wrap-option="wrap" fo:border="0.06pt solid #000000" style:vertical-align="middle"/>
    </style:style>
    <style:style style:name="Center" style:family="table-cell" style:parent-style-name="Normal">
      <style:table-cell-properties style:text-align-source="fix" style:repeat-content="false"/>
      <style:paragraph-properties fo:text-align="center"/>
    </style:style>
    <style:style style:name="Right" style:family="table-cell" style:parent-style-name="Normal">
      <style:table-cell-properties style:text-align-source="fix" style:repeat-content="false"/>
      <style:paragraph-properties fo:text-align="end"/>
    </style:style>
    <style:style style:name="VerticalCenter" style:family="table-cell" style:parent-style-name="Normal">
      <style:table-cell-properties style:text-align-source="fix" style:repeat-content="false" style:direction="ltr" style:rotation-angle="90"/>
      <style:paragraph-properties fo:text-align="center"/>
    </style:style>
    <style:style style:name="VerticalBoldCenter" style:family="table-cell" style:parent-style-name="VerticalCenter">
      <style:text-properties fo:font-weight="bold"/>
    </style:style>
    <draw:marker draw:name="Puntas_20_de_20_flecha_20_1" draw:display-name="Puntas de flecha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style:scale-to-X="1" style:scale-to-Y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 style:display="false"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20">00/00/0000</text:date>, <text:time style:data-style-name="N2" text:time-value="15:40:52.699720056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ortrait" style:page-layout-name="Mpm3">
      <style:header>
        <text:p><text:sheet-name>???</text:sheet-name></text:p>
      </style:header>
      <style:header-left style:display="false"/>
      <style:header-first style:display="false"/>
      <style:footer style:display="false"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20T15:40:51</meta:creation-date>
    <meta:generator>LibreOffice/7.5.5.2$Linux_X86_64 LibreOffice_project/50$Build-2</meta:generator>
    <meta:editing-duration>PT19S</meta:editing-duration>
    <meta:editing-cycles>2</meta:editing-cycles>
    <meta:initial-creator>Turulomio</meta:initial-creator>
    <dc:description>Este fichero ha sido generado con UnoGenerator-0.33.0. Puedes ver la página principal de UnoGenerator en https://github.com/turulomio/unogenerator/</dc:description>
    <dc:subject>Demostración de la clase ODS</dc:subject>
    <meta:keyword>unogenerator</meta:keyword>
    <meta:keyword>demo</meta:keyword>
    <meta:keyword>files</meta:keyword>
    <dc:date>2023-08-20T15:41:11.826258863</dc:date>
    <dc:title>Ejemplo ODS con UnoGenerator</dc:title>
    <meta:document-statistic meta:table-count="9" meta:cell-count="3414" meta:object-count="0"/>
  </office:meta>
</office:document-meta>
</file>